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4" style:family="graphic" style:parent-style-name="standard">
      <style:graphic-properties draw:stroke="none" draw:fill="none" fo:min-height="1.2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8cm" fo:min-width="3.523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12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6" style:family="graphic" style:parent-style-name="standard">
      <style:graphic-properties draw:stroke="none" draw:fill="none" fo:min-height="1.2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2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2.106cm" fo:wrap-option="no-wrap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2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96cm" fo:min-width="5.042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5" style:family="graphic" style:parent-style-name="standard">
      <style:graphic-properties draw:stroke="none" draw:fill="none" fo:min-height="1.1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238cm" fo:min-width="11.26cm" fo:wrap-option="no-wrap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7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9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0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1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4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6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7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9" style:family="graphic" style:parent-style-name="standard">
      <style:graphic-properties draw:stroke="none" svg:stroke-color="#000000" draw:fill="none" draw:fill-color="#ffffff" fo:min-height="1.073cm"/>
    </style:style>
    <style:style style:name="gr50" style:family="graphic" style:parent-style-name="standard">
      <style:graphic-properties draw:stroke="none" svg:stroke-color="#000000" draw:fill="none" draw:fill-color="#ffffff" fo:min-height="1.544cm"/>
    </style:style>
    <style:style style:name="gr51" style:family="graphic" style:parent-style-name="standard">
      <style:graphic-properties draw:stroke="none" svg:stroke-color="#000000" draw:fill="none" draw:fill-color="#ffffff" fo:min-height="1.925cm"/>
    </style:style>
    <style:style style:name="gr52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3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6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9" style:family="graphic" style:parent-style-name="standard">
      <style:graphic-properties draw:stroke="none" svg:stroke-color="#000000" draw:fill="none" draw:fill-color="#ffffff" fo:min-height="0.839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1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2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3" style:family="graphic" style:parent-style-name="standard">
      <style:graphic-properties draw:stroke="none" svg:stroke-color="#000000" draw:fill="none" draw:fill-color="#ffffff" fo:min-height="0.888cm"/>
    </style:style>
    <style:style style:name="gr64" style:family="graphic" style:parent-style-name="standard">
      <style:graphic-properties draw:stroke="none" svg:stroke-color="#000000" draw:fill="none" draw:fill-color="#ffffff" fo:min-height="0.777cm"/>
    </style:style>
    <style:style style:name="gr65" style:family="graphic" style:parent-style-name="standard">
      <style:graphic-properties draw:stroke="none" draw:fill="none" fo:min-height="1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0.79cm" fo:wrap-option="no-wrap"/>
    </style:style>
    <style:style style:name="gr68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9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0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1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3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4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5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6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8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9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1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2" style:family="graphic" style:parent-style-name="standard">
      <style:graphic-properties draw:stroke="none" svg:stroke-color="#000000" draw:fill="none" draw:fill-color="#ffffff" fo:min-height="0.97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4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3.372cm" fo:wrap-option="no-wrap"/>
    </style:style>
    <style:style style:name="gr85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6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7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8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9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0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91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3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5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6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8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10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101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2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3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5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6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8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9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0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11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3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4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5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6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7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8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9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20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21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3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5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6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7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8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9" style:family="graphic" style:parent-style-name="standard">
      <style:graphic-properties draw:stroke="none" draw:fill="none" fo:min-height="0.712cm"/>
    </style:style>
    <style:style style:name="gr13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31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32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3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6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8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0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41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3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4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5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6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7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8" style:family="graphic" style:parent-style-name="standard" style:list-style-name="L3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9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50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1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2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3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4" style:family="graphic" style:parent-style-name="standard" style:list-style-name="L3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5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6" style:family="graphic" style:parent-style-name="standard">
      <style:graphic-properties draw:stroke="none" svg:stroke-color="#000000" draw:fill="none" draw:fill-color="#ffffff" fo:min-height="0.992cm"/>
    </style:style>
    <style:style style:name="gr15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pr1" style:family="presentation" style:parent-style-name="Default-title">
      <style:graphic-properties fo:min-height="3.172cm"/>
    </style:style>
    <style:style style:name="pr2" style:family="presentation" style:parent-style-name="Default-outline1">
      <style:graphic-properties fo:min-height="10.76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800000"/>
    </style:style>
    <style:style style:name="P4" style:family="paragraph">
      <loext:graphic-properties draw:fill="none"/>
      <style:text-properties fo:color="#3333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729fcf"/>
      <style:paragraph-properties fo:text-align="start"/>
      <style:text-properties style:use-window-font-color="true" style:font-name="FreeMono1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2pt"/>
    </style:style>
    <style:style style:name="P12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5" style:family="paragraph">
      <loext:graphic-properties draw:fill="solid" draw:fill-color="#00cc00"/>
      <style:paragraph-properties fo:text-align="center"/>
    </style:style>
    <style:style style:name="P16" style:family="paragraph">
      <loext:graphic-properties draw:fill="none" draw:fill-color="#ffffff"/>
      <style:text-properties fo:color="#00cc00" fo:font-weight="bold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-color="#729fcf"/>
      <style:paragraph-properties fo:text-align="center"/>
      <style:text-properties fo:font-weight="bold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none"/>
      <style:text-properties fo:color="#3333ff" fo:font-size="18pt"/>
    </style:style>
    <style:style style:name="P21" style:family="paragraph">
      <loext:graphic-properties draw:fill="none" draw:fill-color="#ffffff"/>
      <style:text-properties fo:color="#009933" fo:font-size="18pt"/>
    </style:style>
    <style:style style:name="P22" style:family="paragraph">
      <loext:graphic-properties draw:fill="none" draw:fill-color="#729fcf"/>
      <style:paragraph-properties fo:text-align="start"/>
      <style:text-properties style:font-name="FreeMono1" fo:font-size="18pt"/>
    </style:style>
    <style:style style:name="P23" style:family="paragraph">
      <loext:graphic-properties draw:fill="solid" draw:fill-color="#c5000b"/>
      <style:paragraph-properties fo:text-align="center"/>
    </style:style>
    <style:style style:name="P24" style:family="paragraph">
      <loext:graphic-properties draw:fill="none" draw:fill-color="#ffffff"/>
      <style:text-properties fo:color="#800000" fo:font-weight="bold"/>
    </style:style>
    <style:style style:name="P25" style:family="paragraph">
      <loext:graphic-properties draw:fill="none" draw:fill-color="#ffffff"/>
      <style:text-properties fo:color="#000000"/>
    </style:style>
    <style:style style:name="P26" style:family="paragraph">
      <loext:graphic-properties draw:fill="solid" draw:fill-color="#007826"/>
      <style:paragraph-properties fo:text-align="center"/>
      <style:text-properties fo:color="#000000"/>
    </style:style>
    <style:style style:name="P27" style:family="paragraph">
      <loext:graphic-properties draw:fill="none" draw:fill-color="#729fcf"/>
      <style:paragraph-properties fo:text-align="center"/>
      <style:text-properties fo:font-size="18pt"/>
    </style:style>
    <style:style style:name="P28" style:family="paragraph">
      <loext:graphic-properties draw:fill="solid" draw:fill-color="#729fc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007826"/>
      <style:paragraph-properties fo:text-align="center"/>
      <style:text-properties fo:font-size="18pt"/>
    </style:style>
    <style:style style:name="P31" style:family="paragraph">
      <loext:graphic-properties draw:fill="solid" draw:fill-color="#007826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use-window-font-color="true" style:font-name="FreeMono1"/>
    </style:style>
    <style:style style:name="T4" style:family="text">
      <style:text-properties style:use-window-font-color="true" style:font-name="FreeMono1" fo:font-weight="bold" style:font-weight-asian="bold" style:font-weight-complex="bold"/>
    </style:style>
    <style:style style:name="T5" style:family="text">
      <style:text-properties style:use-window-font-color="true" style:font-name="FreeMono1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font-name="FreeMono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style:font-name="FreeMono1" fo:font-weight="normal" style:font-weight-asian="normal" style:font-weight-complex="normal"/>
    </style:style>
    <style:style style:name="T8" style:family="text">
      <style:text-properties style:use-window-font-color="true" style:font-name="FreeMono1" fo:font-weight="bold" style:font-name-asian="Liberation Sans4" style:font-weight-asian="bold" style:font-name-complex="Liberation Sans4" style:font-weight-complex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weight="bold"/>
    </style:style>
    <style:style style:name="T11" style:family="text">
      <style:text-properties fo:font-size="12pt"/>
    </style:style>
    <style:style style:name="T12" style:family="text">
      <style:text-properties style:use-window-font-color="true" style:font-name="FreeMono2" fo:font-weight="bold" style:font-name-asian="FreeMono2" style:font-weight-asian="bold" style:font-name-complex="FreeMono2" style:font-weight-complex="bold"/>
    </style:style>
    <style:style style:name="T13" style:family="text">
      <style:text-properties fo:color="#000000" style:font-name="FreeMono1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FreeMono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use-window-font-color="true" style:font-name="FreeMono1" style:font-name-asian="FreeSans2" style:font-name-complex="FreeSans2"/>
    </style:style>
    <style:style style:name="T16" style:family="text">
      <style:text-properties fo:color="#000000" style:font-name="FreeMono1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8" style:family="text">
      <style:text-properties fo:color="#00cc00" fo:font-weight="bold"/>
    </style:style>
    <style:style style:name="T19" style:family="text">
      <style:text-properties fo:color="#000000" fo:font-size="18pt"/>
    </style:style>
    <style:style style:name="T20" style:family="text">
      <style:text-properties fo:color="#3333ff" fo:font-size="18pt"/>
    </style:style>
    <style:style style:name="T21" style:family="text">
      <style:text-properties fo:color="#009933" fo:font-size="18pt"/>
    </style:style>
    <style:style style:name="T22" style:family="text">
      <style:text-properties style:font-name="FreeMono1" fo:font-size="18pt"/>
    </style:style>
    <style:style style:name="T23" style:family="text">
      <style:text-properties style:font-name="FreeMono1" fo:font-size="18pt" fo:font-weight="bold" style:font-weight-asian="bold" style:font-weight-complex="bold"/>
    </style:style>
    <style:style style:name="T24" style:family="text">
      <style:text-properties fo:color="#000000" style:font-name="FreeMono1" fo:font-size="18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style:font-name="FreeMono1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800000" style:font-name="FreeMono1" fo:font-size="18pt" fo:font-weight="normal" style:font-weight-asian="normal" style:font-weight-complex="normal"/>
    </style:style>
    <style:style style:name="T27" style:family="text">
      <style:text-properties fo:color="#009900" style:font-name="FreeMono1" fo:font-size="18pt" fo:font-weight="bold" style:font-weight-asian="bold" style:font-weight-complex="bold"/>
    </style:style>
    <style:style style:name="T28" style:family="text">
      <style:text-properties style:font-name="FreeMono1" fo:font-size="18pt" fo:font-weight="normal" style:font-weight-asian="normal" style:font-weight-complex="normal"/>
    </style:style>
    <style:style style:name="T29" style:family="text">
      <style:text-properties fo:color="#009933" style:font-name="FreeMono1" fo:font-size="18pt" fo:font-weight="bold" style:font-weight-asian="bold" style:font-weight-complex="bold"/>
    </style:style>
    <style:style style:name="T30" style:family="text">
      <style:text-properties style:font-name="FreeMono1" fo:font-size="18pt" fo:font-weight="bold" style:font-name-asian="Liberation Sans4" style:font-weight-asian="bold" style:font-name-complex="Liberation Sans4" style:font-weight-complex="bold"/>
    </style:style>
    <style:style style:name="T31" style:family="text">
      <style:text-properties fo:color="#800000" style:font-name="FreeMono1" fo:font-size="18pt"/>
    </style:style>
    <style:style style:name="T32" style:family="text">
      <style:text-properties fo:color="#009900" style:font-name="FreeMono1" fo:font-size="18pt"/>
    </style:style>
    <style:style style:name="T33" style:family="text">
      <style:text-properties fo:color="#800000" fo:font-weight="bold"/>
    </style:style>
    <style:style style:name="T34" style:family="text">
      <style:text-properties fo:color="#000000"/>
    </style:style>
    <style:style style:name="T35" style:family="text">
      <style:text-properties fo:color="#800000" style:font-name="FreeMono1" fo:font-weight="bold" style:font-weight-asian="bold" style:font-weight-complex="bold"/>
    </style:style>
    <style:style style:name="T36" style:family="text">
      <style:text-properties fo:color="#000000" style:font-name="FreeMono1" fo:font-size="18pt" fo:font-weight="normal" style:font-weight-asian="normal" style:font-weight-complex="normal"/>
    </style:style>
    <style:style style:name="T37" style:family="text">
      <style:text-properties style:font-name="FreeMono1" fo:font-size="18pt" fo:font-weight="bold" style:font-name-asian="FreeSans2" style:font-weight-asian="bold" style:font-name-complex="FreeSans2" style:font-weight-complex="bold"/>
    </style:style>
    <style:style style:name="T38" style:family="text">
      <style:text-properties style:use-window-font-color="true" style:font-name="FreeMono1" fo:font-size="18pt" fo:font-weight="bold" style:font-weight-asian="bold" style:font-weight-complex="bold"/>
    </style:style>
    <style:style style:name="T39" style:family="text">
      <style:text-properties fo:font-size="18pt"/>
    </style:style>
    <style:style style:name="T40" style:family="text">
      <style:text-properties fo:color="#000000" style:font-name="FreeMono1" fo:font-size="18pt"/>
    </style:style>
    <style:style style:name="T41" style:family="text">
      <style:text-properties fo:color="#000000" style:font-name="FreeMono1" fo:font-size="18pt" fo:font-weight="bold" style:font-weight-asian="bold" style:font-weight-complex="bold"/>
    </style:style>
    <style:style style:name="T42" style:family="text">
      <style:text-properties style:font-name="FreeMono1" fo:font-size="18pt" fo:font-weight="bold"/>
    </style:style>
    <style:style style:name="T43" style:family="text">
      <style:text-properties fo:color="#800000" fo:font-size="18pt"/>
    </style:style>
    <style:style style:name="T44" style:family="text">
      <style:text-properties style:font-name="FreeMono1" fo:font-size="18pt" style:font-name-asian="FreeSans2" style:font-name-complex="Free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929cm" svg:height="3.473cm" svg:x="2.385cm" svg:y="1.608cm" presentation:class="title" presentation:user-transformed="true">
          <draw:text-box>
            <text:p>Bitswise-operaties en Verzamelingenleer</text:p>
          </draw:text-box>
        </draw:frame>
        <draw:frame presentation:style-name="pr2" draw:layer="layout" svg:width="24.929cm" svg:height="11.019cm" svg:x="2.385cm" svg:y="5.446cm" presentation:class="outline">
          <draw:text-box>
            <text:list text:style-name="L2">
              <text:list-item>
                <text:p>Een getal niet zien als een getal maar als een verzameling van bits met de waarde 1</text:p>
              </text:list-item>
              <text:list-item>
                <text:p>Bitwise operaties kan je vergelijken met operaties op die verzameli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_vs_intersection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23cm" svg:height="1.485cm" svg:x="8.103cm" svg:y="13.71cm">
          <draw:text-box>
            <text:p><text:span text:style-name="T1">5</text:span></text:p>
          </draw:text-box>
        </draw:frame>
        <draw:frame draw:style-name="gr4" draw:text-style-name="P4" draw:layer="layout" svg:width="5.111cm" svg:height="1.486cm" svg:x="3.43cm" svg:y="10.049cm">
          <draw:text-box>
            <text:p><text:span text:style-name="T2">{6,5,3,0}</text:span></text:p>
          </draw:text-box>
        </draw:frame>
        <draw:frame draw:style-name="gr4" draw:text-style-name="P4" draw:layer="layout" svg:width="5.111cm" svg:height="1.486cm" svg:x="21.743cm" svg:y="9.882cm">
          <draw:text-box>
            <text:p><text:span text:style-name="T2">{6,2,4,0}</text:span></text:p>
          </draw:text-box>
        </draw:frame>
        <draw:frame draw:style-name="gr5" draw:text-style-name="P3" draw:layer="layout" svg:width="1.524cm" svg:height="1.484cm" svg:x="8.105cm" svg:y="11.549cm">
          <draw:text-box>
            <text:p><text:span text:style-name="T1">3</text:span></text:p>
          </draw:text-box>
        </draw:frame>
        <draw:frame draw:style-name="gr3" draw:text-style-name="P3" draw:layer="layout" svg:width="1.523cm" svg:height="1.485cm" svg:x="19.346cm" svg:y="13.71cm">
          <draw:text-box>
            <text:p><text:span text:style-name="T1">4</text:span></text:p>
          </draw:text-box>
        </draw:frame>
        <draw:frame draw:style-name="gr5" draw:text-style-name="P3" draw:layer="layout" svg:width="1.523cm" svg:height="1.484cm" svg:x="19.347cm" svg:y="11.549cm">
          <draw:text-box>
            <text:p><text:span text:style-name="T1">2</text:span></text:p>
          </draw:text-box>
        </draw:frame>
        <draw:frame draw:style-name="gr3" draw:text-style-name="P5" draw:layer="layout" svg:width="1.52cm" svg:height="1.485cm" svg:x="13.637cm" svg:y="13.71cm">
          <draw:text-box>
            <text:p>6</text:p>
          </draw:text-box>
        </draw:frame>
        <draw:frame draw:style-name="gr5" draw:text-style-name="P5" draw:layer="layout" svg:width="1.521cm" svg:height="1.484cm" svg:x="13.638cm" svg:y="11.549cm">
          <draw:text-box>
            <text:p>0</text:p>
          </draw:text-box>
        </draw:frame>
        <draw:frame draw:style-name="gr6" draw:text-style-name="P3" draw:layer="layout" svg:width="1.524cm" svg:height="1.483cm" svg:x="11.541cm" svg:y="17.297cm">
          <draw:text-box>
            <text:p><text:span text:style-name="T1">7</text:span></text:p>
          </draw:text-box>
        </draw:frame>
        <draw:frame draw:style-name="gr3" draw:text-style-name="P3" draw:layer="layout" svg:width="1.523cm" svg:height="1.485cm" svg:x="13.447cm" svg:y="17.356cm">
          <draw:text-box>
            <text:p><text:span text:style-name="T1">1</text:span></text:p>
          </draw:text-box>
        </draw:frame>
        <draw:custom-shape draw:style-name="gr7" draw:text-style-name="P6" draw:layer="layout" svg:width="2.04cm" svg:height="4.115cm" svg:x="13.054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2.795cm" svg:height="5.724cm" svg:x="8.145cm" svg:y="3.721cm"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4">A</text:span><text:span text:style-name="T4">N</text:span><text:span text:style-name="T4">D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E</text:span><text:span text:style-name="T4"> </text:span></text:p>
          <text:p text:style-name="P7"><text:span text:style-name="T4"><text:s/></text:span><text:span text:style-name="T4"><text:s/></text:span><text:span text:style-name="T4"><text:s/></text:span><text:span text:style-name="T4"><text:s/></text:span><text:span text:style-name="T5">7</text:span><text:span text:style-name="T6">6</text:span><text:span text:style-name="T5">5</text:span><text:span text:style-name="T5">4</text:span><text:span text:style-name="T5">3</text:span><text:span text:style-name="T5">2</text:span><text:span text:style-name="T5">1</text:span><text:span text:style-name="T6">0</text:span></text:p>
          <text:p text:style-name="P7"><text:span text:style-name="T6"><text:s/></text:span><text:span text:style-name="T6"><text:s/></text:span><text:span text:style-name="T6"><text:s/></text:span><text:span text:style-name="T6"><text:s/>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4">1</text:span><text:span text:style-name="T3">1</text:span><text:span text:style-name="T3">0</text:span><text:span text:style-name="T3">1</text:span><text:span text:style-name="T3">0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4">6</text:span><text:span text:style-name="T3">,</text:span><text:span text:style-name="T3">5</text:span><text:span text:style-name="T3">,</text:span><text:span text:style-name="T3">3</text:span><text:span text:style-name="T3">,</text:span><text:span text:style-name="T4">0</text:span><text:span text:style-name="T3">}</text:span></text:p>
          <text:p text:style-name="P7"><text:span text:style-name="T7"><text:s/></text:span><text:span text:style-name="T7"><text:s/></text:span><text:span text:style-name="T4">&amp;</text:span><text:span text:style-name="T4"> </text:span><text:span text:style-name="T3">0</text:span><text:span text:style-name="T4">1</text:span><text:span text:style-name="T3">0</text:span><text:span text:style-name="T3">1</text:span><text:span text:style-name="T3">0</text:span><text:span text:style-name="T3">1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8">∩</text:span><text:span text:style-name="T8"> </text:span><text:span text:style-name="T3">{</text:span><text:span text:style-name="T4">6</text:span><text:span text:style-name="T3">,</text:span><text:span text:style-name="T3">4</text:span><text:span text:style-name="T3">,</text:span><text:span text:style-name="T3">2</text:span><text:span text:style-name="T3">,</text:span><text:span text:style-name="T4">0</text:span><text:span text:style-name="T3">}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4">1</text:span><text:span text:style-name="T3">0</text:span><text:span text:style-name="T3">0</text:span><text:span text:style-name="T3">0</text:span><text:span text:style-name="T3">0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4">6</text:span><text:span text:style-name="T3"> </text:span><text:span text:style-name="T3"><text:s/></text:span><text:span text:style-name="T3"><text:s/></text:span><text:span text:style-name="T3"><text:s/></text:span><text:span text:style-name="T3">,</text:span><text:span text:style-name="T4">0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788cm" svg:height="1.673cm" svg:x="3.532cm" svg:y="1.69cm">
          <draw:text-box>
            <text:p><text:span text:style-name="T9">AND</text:span><text:span text:style-name="T10"> IS DE </text:span><text:span text:style-name="T9">INTERSECTIE</text:span><text:span text:style-name="T10"> VAN 1-BITS: 0x69 &amp; 0x55=0x41</text:span></text:p>
          </draw:text-box>
        </draw:frame>
        <draw:custom-shape draw:style-name="gr10" draw:text-style-name="P11" draw:layer="layout" svg:width="5.715cm" svg:height="2.032cm" svg:x="21.32cm" svg:y="4.675cm">
          <text:p text:style-name="P10"><text:span text:style-name="T11">6 </text:span><text:span text:style-name="T11">e</text:span><text:span text:style-name="T11">n </text:span><text:span text:style-name="T11">0 </text:span><text:span text:style-name="T11">zi</text:span><text:span text:style-name="T11">jn </text:span><text:span text:style-name="T11"><text:line-break/></text:span><text:span text:style-name="T11">g</text:span><text:span text:style-name="T11">e</text:span><text:span text:style-name="T11">m</text:span><text:span text:style-name="T11">e</text:span><text:span text:style-name="T11">e</text:span><text:span text:style-name="T11">n</text:span><text:span text:style-name="T11">s</text:span><text:span text:style-name="T11">c</text:span><text:span text:style-name="T11">h</text:span><text:span text:style-name="T11">a</text:span><text:span text:style-name="T11">p</text:span><text:span text:style-name="T11">p</text:span><text:span text:style-name="T11">el</text:span><text:span text:style-name="T11">ij</text:span><text:span text:style-name="T11">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515cm" svg:height="1.485cm" svg:x="7.978cm" svg:y="14.21cm">
          <draw:text-box>
            <text:p>5</text:p>
          </draw:text-box>
        </draw:frame>
        <draw:frame draw:style-name="gr4" draw:text-style-name="P4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4" draw:text-style-name="P4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5" draw:text-style-name="P5" draw:layer="layout" svg:width="1.516cm" svg:height="1.484cm" svg:x="7.98cm" svg:y="12.049cm">
          <draw:text-box>
            <text:p>3</text:p>
          </draw:text-box>
        </draw:frame>
        <draw:frame draw:style-name="gr3" draw:text-style-name="P5" draw:layer="layout" svg:width="1.515cm" svg:height="1.485cm" svg:x="19.163cm" svg:y="14.21cm">
          <draw:text-box>
            <text:p>4</text:p>
          </draw:text-box>
        </draw:frame>
        <draw:frame draw:style-name="gr5" draw:text-style-name="P5" draw:layer="layout" svg:width="1.515cm" svg:height="1.484cm" svg:x="19.164cm" svg:y="12.049cm">
          <draw:text-box>
            <text:p>2</text:p>
          </draw:text-box>
        </draw:frame>
        <draw:frame draw:style-name="gr3" draw:text-style-name="P5" draw:layer="layout" svg:width="1.513cm" svg:height="1.485cm" svg:x="13.483cm" svg:y="14.21cm">
          <draw:text-box>
            <text:p>6</text:p>
          </draw:text-box>
        </draw:frame>
        <draw:frame draw:style-name="gr5" draw:text-style-name="P5" draw:layer="layout" svg:width="1.513cm" svg:height="1.484cm" svg:x="13.484cm" svg:y="12.049cm">
          <draw:text-box>
            <text:p>0</text:p>
          </draw:text-box>
        </draw:frame>
        <draw:frame draw:style-name="gr6" draw:text-style-name="P3" draw:layer="layout" svg:width="1.516cm" svg:height="1.483cm" svg:x="14.816cm" svg:y="17.475cm">
          <draw:text-box>
            <text:p><text:span text:style-name="T1">7</text:span></text:p>
          </draw:text-box>
        </draw:frame>
        <draw:frame draw:style-name="gr3" draw:text-style-name="P3" draw:layer="layout" svg:width="1.515cm" svg:height="1.485cm" svg:x="13.201cm" svg:y="17.422cm">
          <draw:text-box>
            <text:p><text:span text:style-name="T1">1</text:span></text:p>
          </draw:text-box>
        </draw:frame>
        <draw:custom-shape draw:style-name="gr12" draw:text-style-name="P6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1cm">
          <draw:text-box>
            <text:p><text:span text:style-name="T9">OR</text:span><text:span text:style-name="T10"> IS DE </text:span><text:span text:style-name="T9">UNIE</text:span><text:span text:style-name="T10"> VAN 1-BITS: 0x69 | 0x55 = 0x7D</text:span></text:p>
          </draw:text-box>
        </draw:frame>
        <draw:custom-shape draw:style-name="gr8" draw:text-style-name="P8" draw:layer="layout" svg:width="12.795cm" svg:height="5.724cm" svg:x="8.144cm" svg:y="4.166cm"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4">O</text:span><text:span text:style-name="T4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U</text:span><text:span text:style-name="T4">N</text:span><text:span text:style-name="T4">I</text:span><text:span text:style-name="T4">E</text:span><text:span text:style-name="T4"> </text:span></text:p>
          <text:p text:style-name="P7"><text:span text:style-name="T4"><text:s/></text:span><text:span text:style-name="T4"><text:s/></text:span><text:span text:style-name="T4"><text:s/></text:span><text:span text:style-name="T4"><text:s/></text:span><text:span text:style-name="T5">7</text:span><text:span text:style-name="T6">6</text:span><text:span text:style-name="T6">5</text:span><text:span text:style-name="T6">4</text:span><text:span text:style-name="T6">3</text:span><text:span text:style-name="T6">2</text:span><text:span text:style-name="T5">1</text:span><text:span text:style-name="T6">0</text:span></text:p>
          <text:p text:style-name="P7"><text:span text:style-name="T6"><text:s/></text:span><text:span text:style-name="T6"><text:s/></text:span><text:span text:style-name="T6"><text:s/></text:span><text:span text:style-name="T6"><text:s/>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7">0</text:span><text:span text:style-name="T4">1</text:span><text:span text:style-name="T4">1</text:span><text:span text:style-name="T4">0</text:span><text:span text:style-name="T4">1</text:span><text:span text:style-name="T4">0</text:span><text:span text:style-name="T7">0</text:span><text:span text:style-name="T4">1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{</text:span><text:span text:style-name="T7">6</text:span><text:span text:style-name="T7">,</text:span><text:span text:style-name="T7">5</text:span><text:span text:style-name="T7">,</text:span><text:span text:style-name="T7">3</text:span><text:span text:style-name="T7">,</text:span><text:span text:style-name="T7">2</text:span><text:span text:style-name="T7">,</text:span><text:span text:style-name="T7">0</text:span><text:span text:style-name="T7">}</text:span></text:p>
          <text:p text:style-name="P7"><text:span text:style-name="T7"><text:s/></text:span><text:span text:style-name="T7"><text:s/></text:span><text:span text:style-name="T4">|</text:span><text:span text:style-name="T7"> </text:span><text:span text:style-name="T7">0</text:span><text:span text:style-name="T4">1</text:span><text:span text:style-name="T4">0</text:span><text:span text:style-name="T4">1</text:span><text:span text:style-name="T4">0</text:span><text:span text:style-name="T4">1</text:span><text:span text:style-name="T7">0</text:span><text:span text:style-name="T4">1</text:span><text:span text:style-name="T7"> </text:span><text:span text:style-name="T7"><text:s/></text:span><text:span text:style-name="T7"><text:s/></text:span><text:span text:style-name="T7"><text:s/></text:span><text:span text:style-name="T12">∪</text:span><text:span text:style-name="T12"> </text:span><text:span text:style-name="T7">{</text:span><text:span text:style-name="T7">6</text:span><text:span text:style-name="T7">,</text:span><text:span text:style-name="T7">4</text:span><text:span text:style-name="T7">,</text:span><text:span text:style-name="T7">2</text:span><text:span text:style-name="T7">,</text:span><text:span text:style-name="T7">0</text:span><text:span text:style-name="T7">}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7">0</text:span><text:span text:style-name="T4">1</text:span><text:span text:style-name="T4">1</text:span><text:span text:style-name="T4">1</text:span><text:span text:style-name="T4">1</text:span><text:span text:style-name="T4">1</text:span><text:span text:style-name="T7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4">6</text:span><text:span text:style-name="T4">,</text:span><text:span text:style-name="T4">5</text:span><text:span text:style-name="T4">,</text:span><text:span text:style-name="T4">4</text:span><text:span text:style-name="T4">,</text:span><text:span text:style-name="T4">3</text:span><text:span text:style-name="T4">,</text:span><text:span text:style-name="T4">2</text:span><text:span text:style-name="T4">,</text:span><text:span text:style-name="T4">0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8949.92185057831 27927.1965065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5.715cm" svg:height="2.032cm" svg:x="21.506cm" svg:y="5.14cm">
          <text:p text:style-name="P10"><text:span text:style-name="T11">T</text:span><text:span text:style-name="T11">ot</text:span><text:span text:style-name="T11">a</text:span><text:span text:style-name="T11">al </text:span><text:span text:style-name="T11">v</text:span><text:span text:style-name="T11">a</text:span><text:span text:style-name="T11">n </text:span></text:p>
          <text:p text:style-name="P10"><text:span text:style-name="T11">b</text:span><text:span text:style-name="T11">ei</text:span><text:span text:style-name="T11">d</text:span><text:span text:style-name="T11">e </text:span><text:span text:style-name="T11">v</text:span><text:span text:style-name="T11">e</text:span><text:span text:style-name="T11">rz</text:span><text:span text:style-name="T11">a</text:span><text:span text:style-name="T11">m</text:span><text:span text:style-name="T11">el</text:span><text:span text:style-name="T11">in</text:span><text:span text:style-name="T11">g</text:span><text:span text:style-name="T11">e</text:span><text:span text:style-name="T11">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4" draw:text-style-name="P2" draw:layer="layout" svg:width="13.302cm" svg:height="6.48cm" svg:x="4.037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15cm" svg:height="1.487cm" svg:x="8.278cm" svg:y="14.502cm">
          <draw:text-box>
            <text:p>5</text:p>
          </draw:text-box>
        </draw:frame>
        <draw:frame draw:style-name="gr16" draw:text-style-name="P4" draw:layer="layout" svg:width="5.085cm" svg:height="1.489cm" svg:x="3.53cm" svg:y="10.433cm">
          <draw:text-box>
            <text:p><text:span text:style-name="T2">{0,3,5,6}</text:span></text:p>
          </draw:text-box>
        </draw:frame>
        <draw:frame draw:style-name="gr16" draw:text-style-name="P4" draw:layer="layout" svg:width="5.085cm" svg:height="1.489cm" svg:x="22.315cm" svg:y="10.443cm">
          <draw:text-box>
            <text:p><text:span text:style-name="T2">{0,2,4,6}</text:span></text:p>
          </draw:text-box>
        </draw:frame>
        <draw:frame draw:style-name="gr17" draw:text-style-name="P5" draw:layer="layout" svg:width="1.516cm" svg:height="1.486cm" svg:x="8.28cm" svg:y="12.337cm">
          <draw:text-box>
            <text:p>3</text:p>
          </draw:text-box>
        </draw:frame>
        <draw:frame draw:style-name="gr15" draw:text-style-name="P5" draw:layer="layout" svg:width="1.515cm" svg:height="1.487cm" svg:x="19.463cm" svg:y="14.502cm">
          <draw:text-box>
            <text:p>4</text:p>
          </draw:text-box>
        </draw:frame>
        <draw:frame draw:style-name="gr17" draw:text-style-name="P5" draw:layer="layout" svg:width="1.515cm" svg:height="1.486cm" svg:x="19.464cm" svg:y="12.337cm">
          <draw:text-box>
            <text:p>2</text:p>
          </draw:text-box>
        </draw:frame>
        <draw:frame draw:style-name="gr15" draw:text-style-name="P5" draw:layer="layout" svg:width="1.513cm" svg:height="1.487cm" svg:x="13.783cm" svg:y="14.502cm">
          <draw:text-box>
            <text:p>6</text:p>
          </draw:text-box>
        </draw:frame>
        <draw:frame draw:style-name="gr17" draw:text-style-name="P5" draw:layer="layout" svg:width="1.513cm" svg:height="1.486cm" svg:x="13.784cm" svg:y="12.337cm">
          <draw:text-box>
            <text:p>0</text:p>
          </draw:text-box>
        </draw:frame>
        <draw:frame draw:style-name="gr3" draw:text-style-name="P3" draw:layer="layout" svg:width="1.516cm" svg:height="1.485cm" svg:x="8.316cm" svg:y="9.758cm">
          <draw:text-box>
            <text:p><text:span text:style-name="T1">7</text:span></text:p>
          </draw:text-box>
        </draw:frame>
        <draw:frame draw:style-name="gr18" draw:text-style-name="P3" draw:layer="layout" svg:width="1.515cm" svg:height="1.488cm" svg:x="8.332cm" svg:y="17.612cm">
          <draw:text-box>
            <text:p><text:span text:style-name="T1">1</text:span></text:p>
          </draw:text-box>
        </draw:frame>
        <draw:custom-shape draw:style-name="gr19" draw:text-style-name="P6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3.614cm" svg:height="5.735cm" svg:x="5.445cm" svg:y="3.148cm"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4">X</text:span><text:span text:style-name="T4">O</text:span><text:span text:style-name="T4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S</text:span><text:span text:style-name="T4">Y</text:span><text:span text:style-name="T4">M</text:span><text:span text:style-name="T4">.</text:span><text:span text:style-name="T4">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L</text:span></text:p>
          <text:p text:style-name="P7"><text:span text:style-name="T13"><text:s/></text:span><text:span text:style-name="T13"><text:s/></text:span><text:span text:style-name="T13"><text:s/></text:span><text:span text:style-name="T13"><text:s/></text:span><text:span text:style-name="T13">7</text:span><text:span text:style-name="T13">6</text:span><text:span text:style-name="T14">5</text:span><text:span text:style-name="T14">4</text:span><text:span text:style-name="T14">3</text:span><text:span text:style-name="T14">2</text:span><text:span text:style-name="T13">1</text:span><text:span text:style-name="T13">0</text:span></text:p>
          <text:p text:style-name="P7"><text:span text:style-name="T14"><text:s/></text:span><text:span text:style-name="T14"><text:s/></text:span><text:span text:style-name="T14"><text:s/></text:span><text:span text:style-name="T14"><text:s/>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7">1</text:span><text:span text:style-name="T4">1</text:span><text:span text:style-name="T4">0</text:span><text:span text:style-name="T4">1</text:span><text:span text:style-name="T4">0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3">6</text:span><text:span text:style-name="T3">,</text:span><text:span text:style-name="T4">5</text:span><text:span text:style-name="T4">,</text:span><text:span text:style-name="T4"> </text:span><text:span text:style-name="T4"><text:s/></text:span><text:span text:style-name="T4">3</text:span><text:span text:style-name="T3">,</text:span><text:span text:style-name="T3"> </text:span><text:span text:style-name="T3"><text:s/></text:span><text:span text:style-name="T3">0</text:span><text:span text:style-name="T3">}</text:span></text:p>
          <text:p text:style-name="P7"><text:span text:style-name="T7"><text:s/></text:span><text:span text:style-name="T7"><text:s/></text:span><text:span text:style-name="T7">^</text:span><text:span text:style-name="T7"> </text:span><text:span text:style-name="T3">0</text:span><text:span text:style-name="T7">1</text:span><text:span text:style-name="T4">0</text:span><text:span text:style-name="T4">1</text:span><text:span text:style-name="T4">0</text:span><text:span text:style-name="T4">1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15">⊕</text:span><text:span text:style-name="T3">{</text:span><text:span text:style-name="T3">6</text:span><text:span text:style-name="T3">,</text:span><text:span text:style-name="T3"> </text:span><text:span text:style-name="T3"><text:s/></text:span><text:span text:style-name="T4">4</text:span><text:span text:style-name="T4">,</text:span><text:span text:style-name="T4"> </text:span><text:span text:style-name="T4"><text:s/></text:span><text:span text:style-name="T4">2</text:span><text:span text:style-name="T3">,</text:span><text:span text:style-name="T3">0</text:span><text:span text:style-name="T3">}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3">0</text:span><text:span text:style-name="T4">1</text:span><text:span text:style-name="T4">1</text:span><text:span text:style-name="T4">1</text:span><text:span text:style-name="T4">1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3"> </text:span><text:span text:style-name="T3"><text:s/></text:span><text:span text:style-name="T4">5</text:span><text:span text:style-name="T4">,</text:span><text:span text:style-name="T4">4</text:span><text:span text:style-name="T4">,</text:span><text:span text:style-name="T4">3</text:span><text:span text:style-name="T4">,</text:span><text:span text:style-name="T4">2</text:span><text:span text:style-name="T3"> </text:span><text:span text:style-name="T3"><text:s/>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21330.2974660301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13.301cm" svg:height="6.48cm" svg:x="11.438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4.737cm" svg:height="4.444cm" svg:x="17.69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3.875cm" svg:y1="8.935cm" svg:x2="10.104cm" svg:y2="12.376cm">
          <text:p/>
        </draw:line>
        <draw:line draw:style-name="gr22" draw:text-style-name="P6" draw:layer="layout" svg:x1="10.104cm" svg:y1="12.375cm" svg:x2="15.132cm" svg:y2="9.873cm">
          <text:p/>
        </draw:line>
        <draw:frame draw:style-name="gr9" draw:text-style-name="P9" draw:layer="layout" svg:width="25.619cm" svg:height="1.673cm" svg:x="2.432cm" svg:y="1.892cm">
          <draw:text-box>
            <text:p><text:span text:style-name="T9">XOR</text:span><text:span text:style-name="T10"> IS HET </text:span><text:span text:style-name="T9">SYMMETRISCH VERSCHIL</text:span><text:span text:style-name="T10"> VAN 1-BITS (ALLES WAT VERSCHILT)</text:span></text:p>
          </draw:text-box>
        </draw:frame>
        <draw:custom-shape draw:style-name="gr23" draw:text-style-name="P11" draw:layer="layout" svg:width="7.874cm" svg:height="3.048cm" svg:x="19.796cm" svg:y="5.445cm">
          <text:p text:style-name="P10"><text:span text:style-name="T11">A</text:span><text:span text:style-name="T11">ll</text:span><text:span text:style-name="T11">e </text:span><text:span text:style-name="T11">g</text:span><text:span text:style-name="T11">et</text:span><text:span text:style-name="T11">al</text:span><text:span text:style-name="T11">le</text:span><text:span text:style-name="T11">n </text:span><text:span text:style-name="T11">v</text:span><text:span text:style-name="T11">a</text:span><text:span text:style-name="T11">n </text:span><text:span text:style-name="T11">b</text:span><text:span text:style-name="T11">ei</text:span><text:span text:style-name="T11">d</text:span><text:span text:style-name="T11">e</text:span></text:p>
          <text:p text:style-name="P10"><text:span text:style-name="T11">v</text:span><text:span text:style-name="T11">e</text:span><text:span text:style-name="T11">rz</text:span><text:span text:style-name="T11">a</text:span><text:span text:style-name="T11">m</text:span><text:span text:style-name="T11">el</text:span><text:span text:style-name="T11">in</text:span><text:span text:style-name="T11">g</text:span><text:span text:style-name="T11">e</text:span><text:span text:style-name="T11">n </text:span><text:span text:style-name="T11">di</text:span><text:span text:style-name="T11">e </text:span><text:span text:style-name="T11">ni</text:span><text:span text:style-name="T11">et</text:span></text:p>
          <text:p text:style-name="P10"><text:span text:style-name="T11">g</text:span><text:span text:style-name="T11">e</text:span><text:span text:style-name="T11">m</text:span><text:span text:style-name="T11">e</text:span><text:span text:style-name="T11">e</text:span><text:span text:style-name="T11">n</text:span><text:span text:style-name="T11">s</text:span><text:span text:style-name="T11">c</text:span><text:span text:style-name="T11">h</text:span><text:span text:style-name="T11">a</text:span><text:span text:style-name="T11">p</text:span><text:span text:style-name="T11">p</text:span><text:span text:style-name="T11">el</text:span><text:span text:style-name="T11">ij</text:span><text:span text:style-name="T11">k </text:span><text:span text:style-name="T11">zi</text:span><text:span text:style-name="T11">jn</text:span><text:span text:style-name="T11">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65.25714285714 33841.65300098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4" draw:text-style-name="P5" draw:layer="layout" svg:width="1.547cm" svg:height="1.418cm" svg:x="7.775cm" svg:y="13.89cm">
          <draw:text-box>
            <text:p>5</text:p>
          </draw:text-box>
        </draw:frame>
        <draw:frame draw:style-name="gr25" draw:text-style-name="P4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6" draw:text-style-name="P5" draw:layer="layout" svg:width="1.548cm" svg:height="1.416cm" svg:x="7.777cm" svg:y="11.827cm">
          <draw:text-box>
            <text:p>3</text:p>
          </draw:text-box>
        </draw:frame>
        <draw:frame draw:style-name="gr24" draw:text-style-name="P5" draw:layer="layout" svg:width="1.546cm" svg:height="1.418cm" svg:x="19.19cm" svg:y="13.89cm">
          <draw:text-box>
            <text:p>4</text:p>
          </draw:text-box>
        </draw:frame>
        <draw:frame draw:style-name="gr26" draw:text-style-name="P5" draw:layer="layout" svg:width="1.546cm" svg:height="1.416cm" svg:x="19.191cm" svg:y="11.827cm">
          <draw:text-box>
            <text:p>2</text:p>
          </draw:text-box>
        </draw:frame>
        <draw:frame draw:style-name="gr24" draw:text-style-name="P5" draw:layer="layout" svg:width="1.544cm" svg:height="1.418cm" svg:x="13.393cm" svg:y="13.89cm">
          <draw:text-box>
            <text:p>6</text:p>
          </draw:text-box>
        </draw:frame>
        <draw:frame draw:style-name="gr26" draw:text-style-name="P5" draw:layer="layout" svg:width="1.543cm" svg:height="1.416cm" svg:x="13.395cm" svg:y="11.827cm">
          <draw:text-box>
            <text:p>0</text:p>
          </draw:text-box>
        </draw:frame>
        <draw:frame draw:style-name="gr26" draw:text-style-name="P3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4" draw:text-style-name="P3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7" draw:text-style-name="P6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12.7cm" svg:height="4.846cm" svg:x="7.731cm" svg:y="3.54cm"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4">N</text:span><text:span text:style-name="T4">O</text:span><text:span text:style-name="T4">T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E</text:span><text:span text:style-name="T4">X</text:span><text:span text:style-name="T4">C</text:span><text:span text:style-name="T4">L</text:span><text:span text:style-name="T4">U</text:span><text:span text:style-name="T4">S</text:span><text:span text:style-name="T4">I</text:span><text:span text:style-name="T4">E</text:span><text:span text:style-name="T4">F</text:span></text:p>
          <text:p text:style-name="P7"><text:span text:style-name="T13"><text:s/></text:span><text:span text:style-name="T13"><text:s/></text:span><text:span text:style-name="T13"><text:s/></text:span><text:span text:style-name="T13"><text:s/></text:span><text:span text:style-name="T13">7</text:span><text:span text:style-name="T13">6</text:span><text:span text:style-name="T13">5</text:span><text:span text:style-name="T13">4</text:span><text:span text:style-name="T13">3</text:span><text:span text:style-name="T13">2</text:span><text:span text:style-name="T13">1</text:span><text:span text:style-name="T13">0</text:span><text:span text:style-name="T13"> </text:span><text:span text:style-name="T13"><text:s/></text:span><text:span text:style-name="T13"><text:s/></text:span><text:span text:style-name="T13"><text:s/></text:span></text:p>
          <text:p text:style-name="P7"><text:span text:style-name="T14"><text:s/></text:span><text:span text:style-name="T14"><text:s/></text:span><text:span text:style-name="T14"><text:s/></text:span><text:span text:style-name="T14"><text:s/>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 </text:span><text:span text:style-name="T13"><text:s/></text:span><text:span text:style-name="T13"><text:s/></text:span><text:span text:style-name="T13"><text:s/></text:span><text:span text:style-name="T16">{</text:span><text:span text:style-name="T16">7</text:span><text:span text:style-name="T16">,</text:span><text:span text:style-name="T16">6</text:span><text:span text:style-name="T16">,</text:span><text:span text:style-name="T16">5</text:span><text:span text:style-name="T16">,</text:span><text:span text:style-name="T16">4</text:span><text:span text:style-name="T16">,</text:span><text:span text:style-name="T16">3</text:span><text:span text:style-name="T16">,</text:span><text:span text:style-name="T16">2</text:span><text:span text:style-name="T16">,</text:span><text:span text:style-name="T16">1</text:span><text:span text:style-name="T16">,</text:span><text:span text:style-name="T16">0</text:span><text:span text:style-name="T16">}</text:span></text:p>
          <text:p text:style-name="P7"><text:span text:style-name="T3"><text:s/></text:span><text:span text:style-name="T3"><text:s/></text:span><text:span text:style-name="T3">~</text:span><text:span text:style-name="T7"> </text:span><text:span text:style-name="T3">0</text:span><text:span text:style-name="T7">1</text:span><text:span text:style-name="T7">0</text:span><text:span text:style-name="T7">1</text:span><text:span text:style-name="T7">0</text:span><text:span text:style-name="T7">1</text:span><text:span text:style-name="T7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{</text:span><text:span text:style-name="T3"> </text:span><text:span text:style-name="T3"><text:s/></text:span><text:span text:style-name="T3">6</text:span><text:span text:style-name="T3">,</text:span><text:span text:style-name="T3"> </text:span><text:span text:style-name="T3"><text:s/></text:span><text:span text:style-name="T3">4</text:span><text:span text:style-name="T3">,</text:span><text:span text:style-name="T3"> </text:span><text:span text:style-name="T3"><text:s/></text:span><text:span text:style-name="T3">2</text:span><text:span text:style-name="T3">,</text:span><text:span text:style-name="T3"> </text:span><text:span text:style-name="T3">,</text:span><text:span text:style-name="T3">0</text:span><text:span text:style-name="T3">}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7"><text:span text:style-name="T3"><text:s/></text:span><text:span text:style-name="T3"><text:s/></text:span><text:span text:style-name="T3"><text:s/></text:span><text:span text:style-name="T3"><text:s/></text:span><text:span text:style-name="T3">1</text:span><text:span text:style-name="T3">0</text:span><text:span text:style-name="T3">1</text:span><text:span text:style-name="T3">0</text:span><text:span text:style-name="T3">1</text:span><text:span text:style-name="T3">0</text:span><text:span text:style-name="T3">1</text:span><text:span text:style-name="T3">0</text:span><text:span text:style-name="T3"> </text:span><text:span text:style-name="T3"><text:s/></text:span><text:span text:style-name="T3"><text:s/></text:span><text:span text:style-name="T3"><text:s/></text:span><text:span text:style-name="T3">{</text:span><text:span text:style-name="T3">7</text:span><text:span text:style-name="T3">,</text:span><text:span text:style-name="T3"> </text:span><text:span text:style-name="T3"><text:s/></text:span><text:span text:style-name="T3">5</text:span><text:span text:style-name="T3">,</text:span><text:span text:style-name="T3"> </text:span><text:span text:style-name="T3"><text:s/></text:span><text:span text:style-name="T3">3</text:span><text:span text:style-name="T3">,</text:span><text:span text:style-name="T3"> </text:span><text:span text:style-name="T3"><text:s/></text:span><text:span text:style-name="T3">1</text:span><text:span text:style-name="T3"> </text:span><text:span text:style-name="T3"><text:s/>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1023.79340209432 25432.4736950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1cm">
          <draw:text-box>
            <text:p><text:span text:style-name="T9">NOT</text:span><text:span text:style-name="T10"> IS DE </text:span><text:span text:style-name="T9">EXCLUSIE</text:span><text:span text:style-name="T10"> VAN 1-BI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4.929cm" svg:height="3.172cm" svg:x="2.385cm" svg:y="1.758cm" presentation:class="title" presentation:user-transformed="true">
          <draw:text-box>
            <text:p>Maskers</text:p>
          </draw:text-box>
        </draw:frame>
        <draw:frame presentation:style-name="pr2" draw:layer="layout" svg:width="24.929cm" svg:height="11.019cm" svg:x="2.385cm" svg:y="5.446cm" presentation:class="outline">
          <draw:text-box>
            <text:list text:style-name="L2">
              <text:list-item>
                <text:p>Een masker is</text:p>
                <text:list>
                  <text:list-item>
                    <text:p>Een patroon</text:p>
                  </text:list-item>
                  <text:list-item>
                    <text:p>Dat je toepast op een ander getal</text:p>
                  </text:list-item>
                  <text:list-item>
                    <text:p>In combinatie met een bitwise operatie</text:p>
                  </text:list-item>
                </text:list>
              </text:list-item>
              <text:list-item>
                <text:p>Hier heb je een paar varianten</text:p>
                <text:list>
                  <text:list-item>
                    <text:p>GET</text:p>
                  </text:list-item>
                  <text:list-item>
                    <text:p>SET</text:p>
                  </text:list-item>
                  <text:list-item>
                    <text:p>CLEAR</text:p>
                  </text:list-item>
                  <text:list-item>
                    <text:p>TOGG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13cm" svg:height="1.058cm" svg:x="7.221cm" svg:y="6.031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8.158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9.095cm" svg:y="6.03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0.032cm" svg:y="6.035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10.969cm" svg:y="6.036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11.906cm" svg:y="6.03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712cm" svg:height="1.059cm" svg:x="12.844cm" svg:y="6.03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714cm" svg:height="1.057cm" svg:x="13.781cm" svg:y="6.0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9cm" svg:x="7.221cm" svg:y="9.89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13cm" svg:height="1.059cm" svg:x="8.158cm" svg:y="9.89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0.713cm" svg:height="1.058cm" svg:x="9.095cm" svg:y="9.89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714cm" svg:height="1.059cm" svg:x="10.032cm" svg:y="9.89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4" draw:layer="layout" svg:width="0.713cm" svg:height="1.058cm" svg:x="10.969cm" svg:y="9.896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3cm" svg:height="1.058cm" svg:x="11.906cm" svg:y="9.897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712cm" svg:height="1.058cm" svg:x="12.844cm" svg:y="9.898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4cm" svg:height="1.057cm" svg:x="13.781cm" svg:y="9.899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0.713cm" svg:height="1.057cm" svg:x="7.221cm" svg:y="14.05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8.158cm" svg:y="14.05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9.095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714cm" svg:height="1.058cm" svg:x="10.032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713cm" svg:height="1.057cm" svg:x="10.969cm" svg:y="14.058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13cm" svg:height="1.057cm" svg:x="11.906cm" svg:y="14.059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714cm" svg:height="1.057cm" svg:x="13.781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2.497cm" svg:height="1.323cm" svg:x="2.489cm" svg:y="6.026cm">
          <draw:text-box>
            <text:p>BRON</text:p>
          </draw:text-box>
        </draw:frame>
        <draw:frame draw:style-name="gr50" draw:text-style-name="P5" draw:layer="layout" svg:width="3.416cm" svg:height="1.794cm" svg:x="2.395cm" svg:y="9.99cm">
          <draw:text-box>
            <text:p>MASKER</text:p>
          </draw:text-box>
        </draw:frame>
        <draw:frame draw:style-name="gr50" draw:text-style-name="P5" draw:layer="layout" svg:width="4.503cm" svg:height="1.794cm" svg:x="2.253cm" svg:y="14.048cm">
          <draw:text-box>
            <text:p>RESULTAAT</text:p>
          </draw:text-box>
        </draw:frame>
        <draw:frame draw:style-name="gr51" draw:text-style-name="P16" draw:layer="layout" svg:width="4.091cm" svg:height="2.175cm" svg:x="15.959cm" svg:y="14.192cm">
          <draw:text-box>
            <text:p><text:span text:style-name="T18">= TRUE (BIT IS 1)</text:span>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7.576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22.262cm" svg:y="6.03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2.027cm" svg:height="1.089cm" svg:x="19.034cm" svg:y="4.672cm">
          <draw:text-box>
            <text:p>0x1</text:p>
          </draw:text-box>
        </draw:frame>
        <draw:custom-shape draw:style-name="gr48" draw:text-style-name="P13" draw:layer="layout" svg:width="0.714cm" svg:height="1.057cm" svg:x="12.825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8" draw:layer="layout" svg:width="0.809cm" svg:height="1.361cm" svg:x="10.891cm" svg:y="11.93cm">
          <text:p text:style-name="P10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6" draw:layer="layout" svg:width="4.753cm" svg:height="3.454cm" svg:x="14.826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5" draw:layer="layout" svg:width="3.508cm" svg:height="1.138cm" svg:x="16.35cm" svg:y="9.868cm">
          <draw:text-box>
            <text:p>0x1 &lt;&lt; 3</text:p>
          </draw:text-box>
        </draw:frame>
        <draw:frame draw:style-name="gr64" draw:text-style-name="P5" draw:layer="layout" svg:width="2.26cm" svg:height="1.027cm" svg:x="9.678cm" svg:y="4.672cm">
          <draw:text-box>
            <text:p>0xAA</text:p>
          </draw:text-box>
        </draw:frame>
        <draw:frame draw:style-name="gr9" draw:text-style-name="P9" draw:layer="layout" svg:width="17.272cm" svg:height="1.673cm" svg:x="2.432cm" svg:y="1.889cm">
          <draw:text-box>
            <text:p><text:span text:style-name="T10">GET BIT 3 VAN BYTE 0xAA =&gt; 0xAA &amp; (0x1 &lt;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5" draw:text-style-name="P20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66" draw:text-style-name="P19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5" draw:text-style-name="P21" draw:layer="layout" svg:width="1.521cm" svg:height="1.484cm" svg:x="13.638cm" svg:y="12.349cm">
          <draw:text-box>
            <text:p><text:span text:style-name="T21">3</text:span></text:p>
          </draw:text-box>
        </draw:frame>
        <draw:frame draw:style-name="gr6" draw:text-style-name="P19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7" draw:text-style-name="P6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12.192cm" svg:height="5.724cm" svg:x="6.969cm" svg:y="3.221cm">
          <text:p text:style-name="P7"><text:span text:style-name="T22"><text:s text:c="2"/></text:span><text:span text:style-name="T23">AND</text:span><text:span text:style-name="T22"> <text:s text:c="11"/></text:span><text:span text:style-name="T23">INTERSECTIE</text:span></text:p>
          <text:p text:style-name="P7"><text:span text:style-name="T24"><text:s text:c="2"/></text:span><text:span text:style-name="T24">7654</text:span><text:span text:style-name="T25">3</text:span><text:span text:style-name="T24">210</text:span></text:p>
          <text:p text:style-name="P7"><text:span text:style-name="T14"><text:s text:c="2"/></text:span><text:span text:style-name="T13">--------</text:span></text:p>
          <text:p text:style-name="P7"><text:span text:style-name="T22"><text:s text:c="2"/></text:span><text:span text:style-name="T26">1010</text:span><text:span text:style-name="T27">1</text:span><text:span text:style-name="T26">010</text:span><text:span text:style-name="T22"> <text:s text:c="6"/>{7,5,</text:span><text:span text:style-name="T27">3</text:span><text:span text:style-name="T22">,7}</text:span></text:p>
          <text:p text:style-name="P7"><text:span text:style-name="T28">&amp; </text:span><text:span text:style-name="T26">0000</text:span><text:span text:style-name="T29">1</text:span><text:span text:style-name="T26">000</text:span><text:span text:style-name="T22"> <text:s text:c="4"/></text:span><text:span text:style-name="T30">∩ </text:span><text:span text:style-name="T22">{ <text:s text:c="3"/></text:span><text:span text:style-name="T27">3</text:span><text:span text:style-name="T22"> <text:s/>}</text:span></text:p>
          <text:p text:style-name="P7"><text:span text:style-name="T22"><text:s text:c="2"/></text:span><text:span text:style-name="T22">-------- <text:s text:c="6"/>--------- </text:span></text:p>
          <text:p text:style-name="P7"><text:span text:style-name="T22"><text:s text:c="2"/></text:span><text:span text:style-name="T31">0000</text:span><text:span text:style-name="T29">1</text:span><text:span text:style-name="T31">00</text:span><text:span text:style-name="T26">0</text:span><text:span text:style-name="T22"> <text:s text:c="6"/>{ <text:s text:c="3"/></text:span><text:span text:style-name="T27">3</text:span><text:span text:style-name="T32"> <text:s/></text:span><text:span text:style-name="T22">} </text:span></text:p>
          <text:p text:style-name="P7"><text:span text:style-name="T22"><text:s text:c="19"/></text:span><text:span text:style-name="T22">=&gt; </text:span><text:span text:style-name="T29">TRUE</text:span></text:p>
          <draw:enhanced-geometry svg:viewBox="0 0 21600 21600" draw:mirror-horizontal="false" draw:mirror-vertical="false" draw:text-areas="800 800 20800 20800" draw:type="round-rectangular-callout" draw:modifiers="12450.1599278274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cm">
          <draw:text-box>
            <text:p><text:span text:style-name="T10">GET BIT 3 VAN BYTE 0xAA =&gt; 0xAA &amp; (0x1 &lt;&lt; 3) </text:span></text:p>
          </draw:text-box>
        </draw:frame>
        <draw:frame draw:style-name="gr4" draw:text-style-name="P20" draw:layer="layout" svg:width="5.111cm" svg:height="1.486cm" svg:x="20.29cm" svg:y="9.059cm">
          <draw:text-box>
            <text:p><text:span text:style-name="T20">BRON={7,3,5,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13cm" svg:height="1.058cm" svg:x="7.221cm" svg:y="6.031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8.158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9.095cm" svg:y="6.03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0.032cm" svg:y="6.035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10.969cm" svg:y="6.036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11.906cm" svg:y="6.03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712cm" svg:height="1.059cm" svg:x="12.844cm" svg:y="6.03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714cm" svg:height="1.057cm" svg:x="13.781cm" svg:y="6.0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0.713cm" svg:height="1.059cm" svg:x="7.221cm" svg:y="9.89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13cm" svg:height="1.059cm" svg:x="8.158cm" svg:y="9.89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2" draw:layer="layout" svg:width="0.713cm" svg:height="1.058cm" svg:x="9.095cm" svg:y="9.89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2" draw:layer="layout" svg:width="0.714cm" svg:height="1.059cm" svg:x="10.032cm" svg:y="9.89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draw:layer="layout" svg:width="0.713cm" svg:height="1.058cm" svg:x="10.969cm" svg:y="9.89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713cm" svg:height="1.058cm" svg:x="11.906cm" svg:y="9.897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712cm" svg:height="1.058cm" svg:x="12.844cm" svg:y="9.898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draw:layer="layout" svg:width="0.714cm" svg:height="1.057cm" svg:x="13.781cm" svg:y="9.899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0.713cm" svg:height="1.057cm" svg:x="7.221cm" svg:y="14.05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8.158cm" svg:y="14.05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9.095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714cm" svg:height="1.058cm" svg:x="10.032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3" draw:layer="layout" svg:width="0.713cm" svg:height="1.057cm" svg:x="11.906cm" svg:y="14.059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714cm" svg:height="1.057cm" svg:x="13.781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2.497cm" svg:height="1.323cm" svg:x="2.489cm" svg:y="6.026cm">
          <draw:text-box>
            <text:p>BRON</text:p>
          </draw:text-box>
        </draw:frame>
        <draw:frame draw:style-name="gr50" draw:text-style-name="P5" draw:layer="layout" svg:width="3.416cm" svg:height="1.794cm" svg:x="2.395cm" svg:y="9.99cm">
          <draw:text-box>
            <text:p>MASKER</text:p>
          </draw:text-box>
        </draw:frame>
        <draw:frame draw:style-name="gr50" draw:text-style-name="P5" draw:layer="layout" svg:width="4.503cm" svg:height="1.794cm" svg:x="2.253cm" svg:y="14.048cm">
          <draw:text-box>
            <text:p>RESULTAAT</text:p>
          </draw:text-box>
        </draw:frame>
        <draw:frame draw:style-name="gr50" draw:text-style-name="P24" draw:layer="layout" svg:width="3.21cm" svg:height="1.794cm" svg:x="15.959cm" svg:y="14.192cm">
          <draw:text-box>
            <text:p><text:span text:style-name="T33">= FALSE</text:span>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7.576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22.262cm" svg:y="6.03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2.027cm" svg:height="1.089cm" svg:x="19.434cm" svg:y="4.572cm">
          <draw:text-box>
            <text:p>0x1</text:p>
          </draw:text-box>
        </draw:frame>
        <draw:custom-shape draw:style-name="gr48" draw:text-style-name="P13" draw:layer="layout" svg:width="0.714cm" svg:height="1.057cm" svg:x="12.825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8" draw:layer="layout" svg:width="0.809cm" svg:height="1.361cm" svg:x="11.891cm" svg:y="11.93cm">
          <text:p text:style-name="P10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6" draw:layer="layout" svg:width="4.499cm" svg:height="3.81cm" svg:x="15.08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5" draw:layer="layout" svg:width="3.508cm" svg:height="1.138cm" svg:x="16.35cm" svg:y="9.668cm">
          <draw:text-box>
            <text:p>0x1 &lt;&lt; 2</text:p>
          </draw:text-box>
        </draw:frame>
        <draw:frame draw:style-name="gr82" draw:text-style-name="P5" draw:layer="layout" svg:width="1.745cm" svg:height="1.223cm" svg:x="9.978cm" svg:y="4.572cm">
          <draw:text-box>
            <text:p>0xA</text:p>
          </draw:text-box>
        </draw:frame>
        <draw:frame draw:style-name="gr50" draw:text-style-name="P5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3" draw:layer="layout" svg:width="0.714cm" svg:height="1.058cm" svg:x="10.933cm" svg:y="14.058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cm">
          <draw:text-box>
            <text:p><text:span text:style-name="T10">GET BIT 2 VAN BYTE 0xAA =&gt; 0xAA &amp; (0x1 &lt;&lt; 2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5" draw:layer="layout" svg:width="1.523cm" svg:height="1.485cm" svg:x="19.18cm" svg:y="13.384cm">
          <draw:text-box>
            <text:p><text:span text:style-name="T34">5</text:span></text:p>
          </draw:text-box>
        </draw:frame>
        <draw:frame draw:style-name="gr65" draw:text-style-name="P4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66" draw:text-style-name="P25" draw:layer="layout" svg:width="1.524cm" svg:height="1.5cm" svg:x="18.545cm" svg:y="11.606cm">
          <draw:text-box>
            <text:p><text:span text:style-name="T34">1</text:span></text:p>
          </draw:text-box>
        </draw:frame>
        <draw:frame draw:style-name="gr83" draw:text-style-name="P25" draw:layer="layout" svg:width="1.521cm" svg:height="1.403cm" svg:x="19.415cm" svg:y="10.265cm">
          <draw:text-box>
            <text:p><text:span text:style-name="T34">3</text:span></text:p>
          </draw:text-box>
        </draw:frame>
        <draw:frame draw:style-name="gr6" draw:text-style-name="P25" draw:layer="layout" svg:width="1.524cm" svg:height="1.483cm" svg:x="20.731cm" svg:y="12.06cm">
          <draw:text-box>
            <text:p><text:span text:style-name="T34">7</text:span></text:p>
          </draw:text-box>
        </draw:frame>
        <draw:custom-shape draw:style-name="gr7" draw:text-style-name="P6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8" draw:layer="layout" svg:width="14.98cm" svg:height="5.724cm" svg:x="8.245cm" svg:y="3.221cm">
          <text:p text:style-name="P7"><text:span text:style-name="T3"><text:s text:c="6"/></text:span><text:span text:style-name="T4">AND</text:span><text:span text:style-name="T3"> <text:s text:c="11"/></text:span><text:span text:style-name="T4">INTERSECTIE</text:span></text:p>
          <text:p text:style-name="P7"><text:span text:style-name="T13"><text:s text:c="6"/></text:span><text:span text:style-name="T13">76543</text:span><text:span text:style-name="T14">2</text:span><text:span text:style-name="T13">10</text:span></text:p>
          <text:p text:style-name="P7"><text:span text:style-name="T14"><text:s text:c="6"/></text:span><text:span text:style-name="T13">--------</text:span></text:p>
          <text:p text:style-name="P7"><text:span text:style-name="T3"><text:s text:c="6"/></text:span><text:span text:style-name="T7">10101</text:span><text:span text:style-name="T4">0</text:span><text:span text:style-name="T7">10</text:span><text:span text:style-name="T3"> <text:s text:c="6"/>{7,3,5, <text:s/>1}</text:span></text:p>
          <text:p text:style-name="P7"><text:span text:style-name="T7"><text:s text:c="4"/></text:span><text:span text:style-name="T7">&amp; 00000</text:span><text:span text:style-name="T35">1</text:span><text:span text:style-name="T7">00</text:span><text:span text:style-name="T3"> <text:s text:c="4"/></text:span><text:span text:style-name="T8">∩ </text:span><text:span text:style-name="T3">{ <text:s text:c="5"/></text:span><text:span text:style-name="T35">2</text:span><text:span text:style-name="T3"> <text:s/>}</text:span></text:p>
          <text:p text:style-name="P7"><text:span text:style-name="T3"><text:s text:c="6"/></text:span><text:span text:style-name="T3">-------- <text:s text:c="6"/>----------- </text:span></text:p>
          <text:p text:style-name="P7"><text:span text:style-name="T3"><text:s text:c="6"/></text:span><text:span text:style-name="T3">0000</text:span><text:span text:style-name="T7">0</text:span><text:span text:style-name="T3">00</text:span><text:span text:style-name="T7">0</text:span><text:span text:style-name="T3"> <text:s text:c="6"/>{ <text:s text:c="8"/>} </text:span><text:span text:style-name="T3"><text:line-break/></text:span><text:span text:style-name="T3"> <text:s text:c="20"/></text:span><text:span text:style-name="T35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8294.82678058875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25" draw:layer="layout" svg:width="1.521cm" svg:height="1.403cm" svg:x="7.716cm" svg:y="12.266cm">
          <draw:text-box>
            <text:p><text:span text:style-name="T34">2</text:span></text:p>
          </draw:text-box>
        </draw:frame>
        <draw:frame draw:style-name="gr9" draw:text-style-name="P9" draw:layer="layout" svg:width="17.272cm" svg:height="1.673cm" svg:x="2.432cm" svg:y="1.891cm">
          <draw:text-box>
            <text:p><text:span text:style-name="T10">GET BIT 2 VAN BYTE 0xAA =&gt; 0xAA &amp; (0x1 &lt;&lt; 2) </text:span></text:p>
          </draw:text-box>
        </draw:frame>
        <draw:frame draw:style-name="gr4" draw:text-style-name="P20" draw:layer="layout" svg:width="5.111cm" svg:height="1.486cm" svg:x="20.29cm" svg:y="9.059cm">
          <draw:text-box>
            <text:p><text:span text:style-name="T20">BRON={7,3,5,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13cm" svg:height="1.058cm" svg:x="7.221cm" svg:y="6.031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8.158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9.095cm" svg:y="6.03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0.032cm" svg:y="6.035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10.969cm" svg:y="6.036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11.906cm" svg:y="6.03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712cm" svg:height="1.059cm" svg:x="12.844cm" svg:y="6.03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714cm" svg:height="1.057cm" svg:x="13.781cm" svg:y="6.0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0.713cm" svg:height="1.059cm" svg:x="7.221cm" svg:y="9.89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13cm" svg:height="1.059cm" svg:x="8.158cm" svg:y="9.89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2" draw:layer="layout" svg:width="0.713cm" svg:height="1.058cm" svg:x="9.095cm" svg:y="9.89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draw:layer="layout" svg:width="0.714cm" svg:height="1.059cm" svg:x="10.032cm" svg:y="9.89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2" draw:layer="layout" svg:width="0.713cm" svg:height="1.058cm" svg:x="10.969cm" svg:y="9.89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4" draw:layer="layout" svg:width="0.713cm" svg:height="1.058cm" svg:x="11.906cm" svg:y="9.897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712cm" svg:height="1.058cm" svg:x="12.844cm" svg:y="9.898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2" draw:layer="layout" svg:width="0.714cm" svg:height="1.057cm" svg:x="13.781cm" svg:y="9.899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0.713cm" svg:height="1.057cm" svg:x="7.221cm" svg:y="14.05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8.158cm" svg:y="14.05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9.095cm" svg:y="14.05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714cm" svg:height="1.058cm" svg:x="10.032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6" draw:layer="layout" svg:width="0.713cm" svg:height="1.057cm" svg:x="11.906cm" svg:y="14.059cm">
          <text:p text:style-name="P10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714cm" svg:height="1.057cm" svg:x="13.781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2.497cm" svg:height="1.323cm" svg:x="2.489cm" svg:y="6.026cm">
          <draw:text-box>
            <text:p>BRON</text:p>
          </draw:text-box>
        </draw:frame>
        <draw:frame draw:style-name="gr50" draw:text-style-name="P5" draw:layer="layout" svg:width="3.416cm" svg:height="1.794cm" svg:x="2.395cm" svg:y="9.99cm">
          <draw:text-box>
            <text:p>MASKER</text:p>
          </draw:text-box>
        </draw:frame>
        <draw:frame draw:style-name="gr50" draw:text-style-name="P5" draw:layer="layout" svg:width="4.503cm" svg:height="1.794cm" svg:x="2.253cm" svg:y="14.048cm">
          <draw:text-box>
            <text:p>RESULTAAT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7.576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22.262cm" svg:y="6.03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2.027cm" svg:height="1.089cm" svg:x="18.934cm" svg:y="4.472cm">
          <draw:text-box>
            <text:p>0x1</text:p>
          </draw:text-box>
        </draw:frame>
        <draw:custom-shape draw:style-name="gr48" draw:text-style-name="P13" draw:layer="layout" svg:width="0.714cm" svg:height="1.057cm" svg:x="12.825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7" draw:layer="layout" svg:width="0.809cm" svg:height="1.361cm" svg:x="11.891cm" svg:y="11.93cm">
          <text:p text:style-name="P10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8" draw:text-style-name="P6" draw:layer="layout" svg:width="4.049cm" svg:height="3.594cm" svg:x="15.351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5" draw:layer="layout" svg:width="3.508cm" svg:height="1.138cm" svg:x="16.35cm" svg:y="9.868cm">
          <draw:text-box>
            <text:p>0x1 &lt;&lt; 2</text:p>
          </draw:text-box>
        </draw:frame>
        <draw:frame draw:style-name="gr82" draw:text-style-name="P5" draw:layer="layout" svg:width="1.745cm" svg:height="1.223cm" svg:x="10.578cm" svg:y="4.472cm">
          <draw:text-box>
            <text:p>0xA</text:p>
          </draw:text-box>
        </draw:frame>
        <draw:frame draw:style-name="gr50" draw:text-style-name="P5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3" draw:layer="layout" svg:width="0.714cm" svg:height="1.058cm" svg:x="10.933cm" svg:y="14.058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2cm">
          <draw:text-box>
            <text:p><text:span text:style-name="T10">SET BIT 2 VAN BYTE 0xAA =&gt; 0xAA | (0x1 &lt;&lt; 2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5" draw:text-style-name="P20" draw:layer="layout" svg:width="6.56cm" svg:height="1.673cm" svg:x="3.83cm" svg:y="8.949cm">
          <draw:text-box>
            <text:p><text:span text:style-name="T20">MASKER={2}</text:span></text:p>
          </draw:text-box>
        </draw:frame>
        <draw:frame draw:style-name="gr66" draw:text-style-name="P19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9" draw:text-style-name="P21" draw:layer="layout" svg:width="1.521cm" svg:height="1.657cm" svg:x="7.038cm" svg:y="12.376cm">
          <draw:text-box>
            <text:p><text:span text:style-name="T21">2</text:span></text:p>
          </draw:text-box>
        </draw:frame>
        <draw:frame draw:style-name="gr6" draw:text-style-name="P19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100" draw:text-style-name="P6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2.795cm" svg:height="5.724cm" svg:x="8.245cm" svg:y="3.221cm">
          <text:p text:style-name="P7"><text:span text:style-name="T22"><text:s text:c="2"/></text:span><text:span text:style-name="T23">OR</text:span><text:span text:style-name="T22"> <text:s text:c="12"/></text:span><text:span text:style-name="T23">UNIE</text:span></text:p>
          <text:p text:style-name="P7"><text:span text:style-name="T24"><text:s text:c="2"/></text:span><text:span text:style-name="T24">76543</text:span><text:span text:style-name="T25">2</text:span><text:span text:style-name="T24">10</text:span></text:p>
          <text:p text:style-name="P7"><text:span text:style-name="T14"><text:s text:c="2"/></text:span><text:span text:style-name="T13">--------</text:span></text:p>
          <text:p text:style-name="P7"><text:span text:style-name="T22"><text:s text:c="2"/></text:span><text:span text:style-name="T36">10101010</text:span><text:span text:style-name="T22"> <text:s text:c="6"/>{7,3,5, <text:s/>1}</text:span></text:p>
          <text:p text:style-name="P7"><text:span text:style-name="T23">|</text:span><text:span text:style-name="T28"> </text:span><text:span text:style-name="T36">00000</text:span><text:span text:style-name="T29">1</text:span><text:span text:style-name="T36">00</text:span><text:span text:style-name="T22"> <text:s text:c="4"/></text:span><text:span text:style-name="T37">∪</text:span><text:span text:style-name="T30"> </text:span><text:span text:style-name="T22">{ <text:s text:c="5"/></text:span><text:span text:style-name="T29">2</text:span><text:span text:style-name="T22"> <text:s/>}</text:span></text:p>
          <text:p text:style-name="P7"><text:span text:style-name="T22"><text:s text:c="2"/></text:span><text:span text:style-name="T22">-------- <text:s text:c="5"/>---------- </text:span></text:p>
          <text:p text:style-name="P7"><text:span text:style-name="T22"><text:s text:c="2"/></text:span><text:span text:style-name="T36">10101</text:span><text:span text:style-name="T29">1</text:span><text:span text:style-name="T36">10</text:span><text:span text:style-name="T22"> <text:s text:c="6"/>{7,3,5,</text:span><text:span text:style-name="T29">2</text:span><text:span text:style-name="T38">,</text:span><text:span text:style-name="T22"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9" draw:layer="layout" svg:width="1.521cm" svg:height="1.657cm" svg:x="17.539cm" svg:y="12.277cm">
          <draw:text-box>
            <text:p><text:span text:style-name="T19">3</text:span></text:p>
          </draw:text-box>
        </draw:frame>
        <draw:frame draw:style-name="gr9" draw:text-style-name="P9" draw:layer="layout" svg:width="17.272cm" svg:height="1.673cm" svg:x="2.432cm" svg:y="1.893cm">
          <draw:text-box>
            <text:p><text:span text:style-name="T10">SET BIT 2 VAN BYTE 0xAA =&gt; 0xAA | (0x1 &lt;&lt; 2) </text:span></text:p>
          </draw:text-box>
        </draw:frame>
        <draw:frame draw:style-name="gr4" draw:text-style-name="P20" draw:layer="layout" svg:width="5.111cm" svg:height="1.486cm" svg:x="20.29cm" svg:y="9.059cm">
          <draw:text-box>
            <text:p><text:span text:style-name="T20">BRON={7,3,5,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13cm" svg:height="1.058cm" svg:x="7.221cm" svg:y="6.031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8.158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9.095cm" svg:y="6.03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0.032cm" svg:y="6.035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10.969cm" svg:y="6.036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11.906cm" svg:y="6.03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712cm" svg:height="1.059cm" svg:x="12.844cm" svg:y="6.03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0.714cm" svg:height="1.057cm" svg:x="13.781cm" svg:y="6.04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2" draw:layer="layout" svg:width="0.713cm" svg:height="1.059cm" svg:x="7.221cm" svg:y="9.89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9cm" svg:x="8.158cm" svg:y="9.89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2" draw:layer="layout" svg:width="0.713cm" svg:height="1.058cm" svg:x="9.095cm" svg:y="9.89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2" draw:layer="layout" svg:width="0.714cm" svg:height="1.059cm" svg:x="10.032cm" svg:y="9.89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4" draw:layer="layout" svg:width="0.713cm" svg:height="1.058cm" svg:x="10.969cm" svg:y="9.896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2" draw:layer="layout" svg:width="0.713cm" svg:height="1.058cm" svg:x="11.906cm" svg:y="9.897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712cm" svg:height="1.058cm" svg:x="12.844cm" svg:y="9.898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2" draw:layer="layout" svg:width="0.714cm" svg:height="1.057cm" svg:x="13.781cm" svg:y="9.899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13cm" svg:height="1.057cm" svg:x="7.221cm" svg:y="14.05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8.158cm" svg:y="14.05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9.095cm" svg:y="14.05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draw:layer="layout" svg:width="0.714cm" svg:height="1.058cm" svg:x="10.032cm" svg:y="14.05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7cm" svg:x="11.906cm" svg:y="14.059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714cm" svg:height="1.057cm" svg:x="13.781cm" svg:y="14.06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9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50" draw:text-style-name="P29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50" draw:text-style-name="P29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7.576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22.262cm" svg:y="6.03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9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8" draw:text-style-name="P28" draw:layer="layout" svg:width="0.714cm" svg:height="1.057cm" svg:x="12.825cm" svg:y="14.06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7" draw:layer="layout" svg:width="0.809cm" svg:height="1.361cm" svg:x="10.891cm" svg:y="11.93cm">
          <text:p text:style-name="P10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6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29" draw:layer="layout" svg:width="3.508cm" svg:height="1.138cm" svg:x="16.35cm" svg:y="9.868cm">
          <draw:text-box>
            <text:p><text:span text:style-name="T39">0x1 &lt;&lt; 3</text:span></text:p>
          </draw:text-box>
        </draw:frame>
        <draw:frame draw:style-name="gr82" draw:text-style-name="P29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50" draw:text-style-name="P29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14" draw:text-style-name="P30" draw:layer="layout" svg:width="0.714cm" svg:height="1.057cm" svg:x="11.026cm" svg:y="14.06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3cm">
          <draw:text-box>
            <text:p><text:span text:style-name="T10">SET BIT 3 VAN BYTE 0xAA =&gt; 0xAA | (0x1 &lt;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5" draw:text-style-name="P20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4" draw:text-style-name="P20" draw:layer="layout" svg:width="5.111cm" svg:height="1.486cm" svg:x="20.289cm" svg:y="9.059cm">
          <draw:text-box>
            <text:p><text:span text:style-name="T20">BRON={7,3,5,1}</text:span></text:p>
          </draw:text-box>
        </draw:frame>
        <draw:frame draw:style-name="gr66" draw:text-style-name="P19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9" draw:text-style-name="P19" draw:layer="layout" svg:width="1.521cm" svg:height="1.657cm" svg:x="13.338cm" svg:y="12.276cm">
          <draw:text-box>
            <text:p><text:span text:style-name="T19">3</text:span></text:p>
          </draw:text-box>
        </draw:frame>
        <draw:frame draw:style-name="gr6" draw:text-style-name="P19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100" draw:text-style-name="P6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2.795cm" svg:height="5.724cm" svg:x="8.245cm" svg:y="3.221cm">
          <text:p text:style-name="P7"><text:span text:style-name="T22"><text:s text:c="3"/></text:span><text:span text:style-name="T23">OR</text:span><text:span text:style-name="T22"> <text:s text:c="10"/></text:span><text:span text:style-name="T23">UNIE</text:span></text:p>
          <text:p text:style-name="P7"><text:span text:style-name="T24"><text:s text:c="3"/></text:span><text:span text:style-name="T24">7654</text:span><text:span text:style-name="T25">3</text:span><text:span text:style-name="T24">210</text:span></text:p>
          <text:p text:style-name="P7"><text:span text:style-name="T14"><text:s text:c="3"/></text:span><text:span text:style-name="T13">--------</text:span></text:p>
          <text:p text:style-name="P7"><text:span text:style-name="T22"><text:s text:c="2"/></text:span><text:span text:style-name="T40"><text:s/></text:span><text:span text:style-name="T36">10101010</text:span><text:span text:style-name="T22"> <text:s text:c="4"/>{7,3,5,1}</text:span></text:p>
          <text:p text:style-name="P7"><text:span text:style-name="T28"><text:s/></text:span><text:span text:style-name="T23">|</text:span><text:span text:style-name="T28"> </text:span><text:span text:style-name="T36">00001000</text:span><text:span text:style-name="T22"> <text:s text:c="2"/></text:span><text:span text:style-name="T37">∪</text:span><text:span text:style-name="T30"> </text:span><text:span text:style-name="T22">{ <text:s/>3 <text:s text:c="3"/>}</text:span></text:p>
          <text:p text:style-name="P7"><text:span text:style-name="T22"><text:s text:c="4"/></text:span><text:span text:style-name="T22">-------- <text:s text:c="4"/>--------- </text:span></text:p>
          <text:p text:style-name="P7"><text:span text:style-name="T22"><text:s text:c="3"/></text:span><text:span text:style-name="T36">1010</text:span><text:span text:style-name="T41">1</text:span><text:span text:style-name="T36">010</text:span><text:span text:style-name="T22"> <text:s text:c="4"/>{7,3,5,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4cm">
          <draw:text-box>
            <text:p><text:span text:style-name="T10">SET BIT 3 VAN BYTE 0xAA =&gt; 0xAA | (0x1 &lt;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13cm" svg:height="1.058cm" svg:x="7.221cm" svg:y="6.031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8.158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9.095cm" svg:y="6.03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0.032cm" svg:y="6.035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10.969cm" svg:y="6.036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11.906cm" svg:y="6.03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712cm" svg:height="1.059cm" svg:x="12.844cm" svg:y="6.03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0.714cm" svg:height="1.057cm" svg:x="13.781cm" svg:y="6.04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2" draw:layer="layout" svg:width="0.713cm" svg:height="1.059cm" svg:x="7.221cm" svg:y="9.891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9cm" svg:x="8.158cm" svg:y="9.89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2" draw:layer="layout" svg:width="0.713cm" svg:height="1.058cm" svg:x="9.095cm" svg:y="9.893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2" draw:layer="layout" svg:width="0.714cm" svg:height="1.059cm" svg:x="10.032cm" svg:y="9.894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4" draw:layer="layout" svg:width="0.713cm" svg:height="1.058cm" svg:x="10.969cm" svg:y="9.89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2" draw:layer="layout" svg:width="0.713cm" svg:height="1.058cm" svg:x="11.906cm" svg:y="9.897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712cm" svg:height="1.058cm" svg:x="12.844cm" svg:y="9.898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2" draw:layer="layout" svg:width="0.714cm" svg:height="1.057cm" svg:x="13.781cm" svg:y="9.89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13cm" svg:height="1.057cm" svg:x="7.221cm" svg:y="14.05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8.158cm" svg:y="14.05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9.095cm" svg:y="14.05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draw:layer="layout" svg:width="0.714cm" svg:height="1.058cm" svg:x="10.032cm" svg:y="14.05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7cm" svg:x="11.906cm" svg:y="14.059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714cm" svg:height="1.057cm" svg:x="13.781cm" svg:y="14.06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9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50" draw:text-style-name="P29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50" draw:text-style-name="P29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7.576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22.262cm" svg:y="6.03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9" draw:layer="layout" svg:width="2.027cm" svg:height="1.089cm" svg:x="19.034cm" svg:y="4.372cm">
          <draw:text-box>
            <text:p><text:span text:style-name="T39">0x1</text:span></text:p>
          </draw:text-box>
        </draw:frame>
        <draw:custom-shape draw:style-name="gr48" draw:text-style-name="P28" draw:layer="layout" svg:width="0.714cm" svg:height="1.057cm" svg:x="12.825cm" svg:y="14.06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7" draw:layer="layout" svg:width="0.809cm" svg:height="1.361cm" svg:x="10.891cm" svg:y="11.93cm">
          <text:p text:style-name="P10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7" draw:text-style-name="P6" draw:layer="layout" svg:width="4.049cm" svg:height="3.327cm" svg:x="15.53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9" draw:text-style-name="P29" draw:layer="layout" svg:width="4.081cm" svg:height="1.673cm" svg:x="15.85cm" svg:y="9.868cm">
          <draw:text-box>
            <text:p><text:span text:style-name="T39">~(0x1 &lt;&lt; 3)</text:span></text:p>
          </draw:text-box>
        </draw:frame>
        <draw:frame draw:style-name="gr82" draw:text-style-name="P29" draw:layer="layout" svg:width="1.745cm" svg:height="1.223cm" svg:x="10.678cm" svg:y="4.372cm">
          <draw:text-box>
            <text:p><text:span text:style-name="T39">0xA</text:span></text:p>
          </draw:text-box>
        </draw:frame>
        <draw:frame draw:style-name="gr50" draw:text-style-name="P29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8" draw:text-style-name="P31" draw:layer="layout" svg:width="0.714cm" svg:height="1.057cm" svg:x="11.026cm" svg:y="14.06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3cm">
          <draw:text-box>
            <text:p><text:span text:style-name="T10">CLEAR BIT 3 VAN BYTE 0xAA =&gt; 0xAA &amp; ~(0x1 &lt;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129" draw:text-style-name="P20" draw:layer="layout" svg:width="7.62cm" svg:height="0.962cm" svg:x="3.286cm" svg:y="8.949cm">
          <draw:text-box>
            <text:p><text:span text:style-name="T20">MASKER={7,6,5,4,2,1,0}</text:span></text:p>
          </draw:text-box>
        </draw:frame>
        <draw:frame draw:style-name="gr66" draw:text-style-name="P19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9" draw:text-style-name="P19" draw:layer="layout" svg:width="1.521cm" svg:height="1.657cm" svg:x="19.938cm" svg:y="12.376cm">
          <draw:text-box>
            <text:p><text:span text:style-name="T19">3</text:span></text:p>
          </draw:text-box>
        </draw:frame>
        <draw:frame draw:style-name="gr6" draw:text-style-name="P19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30" draw:text-style-name="P6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2.795cm" svg:height="5.724cm" svg:x="8.245cm" svg:y="3.221cm">
          <text:p text:style-name="P7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7"><text:span text:style-name="T24"><text:s text:c="3"/></text:span><text:span text:style-name="T24">7654</text:span><text:span text:style-name="T25">3</text:span><text:span text:style-name="T24">210</text:span></text:p>
          <text:p text:style-name="P7"><text:span text:style-name="T14"><text:s text:c="3"/></text:span><text:span text:style-name="T13">--------</text:span></text:p>
          <text:p text:style-name="P7"><text:span text:style-name="T22"><text:s text:c="3"/></text:span><text:span text:style-name="T36">1010</text:span><text:span text:style-name="T41">1</text:span><text:span text:style-name="T36">010</text:span><text:span text:style-name="T22"> <text:s text:c="4"/>{7, <text:s/>5, <text:s/></text:span><text:span text:style-name="T23">3</text:span><text:span text:style-name="T22">, <text:s/>1}</text:span></text:p>
          <text:p text:style-name="P7"><text:span text:style-name="T28"><text:s/></text:span><text:span text:style-name="T28">&amp; 1111</text:span><text:span text:style-name="T23">0</text:span><text:span text:style-name="T28">1</text:span><text:span text:style-name="T36">11</text:span><text:span text:style-name="T22"> <text:s text:c="2"/></text:span><text:span text:style-name="T42">&amp;</text:span><text:span text:style-name="T30"> </text:span><text:span text:style-name="T22">{7,6,5,4, ,2,1}</text:span></text:p>
          <text:p text:style-name="P7"><text:span text:style-name="T22"><text:s text:c="3"/></text:span><text:span text:style-name="T22">-------- <text:s text:c="4"/>–-------------- </text:span></text:p>
          <text:p text:style-name="P7"><text:span text:style-name="T22"><text:s text:c="3"/></text:span><text:span text:style-name="T36">1010</text:span><text:span text:style-name="T41">0</text:span><text:span text:style-name="T36">010</text:span><text:span text:style-name="T22"> <text:s text:c="4"/>{7, <text:s/>5, <text:s text:c="5"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9" draw:layer="layout" svg:width="1.524cm" svg:height="1.5cm" svg:x="8.366cm" svg:y="13.597cm">
          <draw:text-box>
            <text:p><text:span text:style-name="T19">2</text:span></text:p>
          </draw:text-box>
        </draw:frame>
        <draw:frame draw:style-name="gr99" draw:text-style-name="P19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9" draw:text-style-name="P19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9" draw:text-style-name="P19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9" draw:text-style-name="P19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9" draw:text-style-name="P9" draw:layer="layout" svg:width="17.272cm" svg:height="1.673cm" svg:x="2.432cm" svg:y="1.894cm">
          <draw:text-box>
            <text:p><text:span text:style-name="T10">CLEAR BIT 3 VAN BYTE 0xAA =&gt; 0xAA &amp; ~(0x1 &lt;&lt; 3) </text:span></text:p>
          </draw:text-box>
        </draw:frame>
        <draw:frame draw:style-name="gr4" draw:text-style-name="P20" draw:layer="layout" svg:width="5.111cm" svg:height="1.486cm" svg:x="20.291cm" svg:y="9.059cm">
          <draw:text-box>
            <text:p><text:span text:style-name="T20">BRON={7,3,5,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13cm" svg:height="1.058cm" svg:x="7.221cm" svg:y="6.031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8.158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9.095cm" svg:y="6.03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0.032cm" svg:y="6.035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0.713cm" svg:height="1.058cm" svg:x="10.969cm" svg:y="6.036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11.906cm" svg:y="6.03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712cm" svg:height="1.059cm" svg:x="12.844cm" svg:y="6.03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0.714cm" svg:height="1.057cm" svg:x="13.781cm" svg:y="6.04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2" draw:layer="layout" svg:width="0.713cm" svg:height="1.059cm" svg:x="7.221cm" svg:y="9.891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9cm" svg:x="8.158cm" svg:y="9.89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2" draw:layer="layout" svg:width="0.713cm" svg:height="1.058cm" svg:x="9.095cm" svg:y="9.893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2" draw:layer="layout" svg:width="0.714cm" svg:height="1.059cm" svg:x="10.032cm" svg:y="9.894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4" draw:layer="layout" svg:width="0.713cm" svg:height="1.058cm" svg:x="11.969cm" svg:y="9.89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2" draw:layer="layout" svg:width="0.713cm" svg:height="1.058cm" svg:x="11.033cm" svg:y="9.8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712cm" svg:height="1.058cm" svg:x="12.844cm" svg:y="9.898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2" draw:layer="layout" svg:width="0.714cm" svg:height="1.057cm" svg:x="13.781cm" svg:y="9.89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13cm" svg:height="1.057cm" svg:x="7.221cm" svg:y="14.054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8.158cm" svg:y="14.056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0.713cm" svg:height="1.056cm" svg:x="9.095cm" svg:y="14.057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draw:layer="layout" svg:width="0.714cm" svg:height="1.058cm" svg:x="10.032cm" svg:y="14.05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13cm" svg:height="1.057cm" svg:x="11.006cm" svg:y="14.059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714cm" svg:height="1.057cm" svg:x="13.781cm" svg:y="14.06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9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50" draw:text-style-name="P29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50" draw:text-style-name="P29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714cm" svg:height="1.058cm" svg:x="17.576cm" svg:y="6.03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713cm" svg:height="1.059cm" svg:x="22.262cm" svg:y="6.037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9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8" draw:text-style-name="P28" draw:layer="layout" svg:width="0.714cm" svg:height="1.057cm" svg:x="12.825cm" svg:y="14.062cm">
          <text:p text:style-name="P10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7" draw:layer="layout" svg:width="0.809cm" svg:height="1.361cm" svg:x="11.891cm" svg:y="11.93cm">
          <text:p text:style-name="P10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6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9" draw:text-style-name="P29" draw:layer="layout" svg:width="4.081cm" svg:height="1.673cm" svg:x="15.85cm" svg:y="9.868cm">
          <draw:text-box>
            <text:p><text:span text:style-name="T39">~(0x1 &lt;&lt; 2)</text:span></text:p>
          </draw:text-box>
        </draw:frame>
        <draw:frame draw:style-name="gr82" draw:text-style-name="P29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50" draw:text-style-name="P29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8" draw:text-style-name="P31" draw:layer="layout" svg:width="0.714cm" svg:height="1.057cm" svg:x="11.926cm" svg:y="14.062cm">
          <text:p text:style-name="P10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272cm" svg:height="1.673cm" svg:x="2.432cm" svg:y="1.893cm">
          <draw:text-box>
            <text:p><text:span text:style-name="T10">CLEAR BIT 2 VAN BYTE 0xAA =&gt; 0xAA &amp; ~(0x1 &lt;&lt; 2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2" draw:text-style-name="P2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66" draw:text-style-name="P19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9" draw:text-style-name="P19" draw:layer="layout" svg:width="1.521cm" svg:height="1.657cm" svg:x="13.576cm" svg:y="13.319cm">
          <draw:text-box>
            <text:p><text:span text:style-name="T19">3</text:span></text:p>
          </draw:text-box>
        </draw:frame>
        <draw:frame draw:style-name="gr6" draw:text-style-name="P19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30" draw:text-style-name="P6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2" draw:layer="layout" svg:width="1.524cm" svg:height="1.5cm" svg:x="8.493cm" svg:y="16.899cm">
          <draw:text-box>
            <text:p><text:span text:style-name="T43">2</text:span></text:p>
          </draw:text-box>
        </draw:frame>
        <draw:frame draw:style-name="gr99" draw:text-style-name="P19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9" draw:text-style-name="P19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9" draw:text-style-name="P19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9" draw:text-style-name="P19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9" draw:text-style-name="P9" draw:layer="layout" svg:width="17.272cm" svg:height="1.673cm" svg:x="2.432cm" svg:y="1.894cm">
          <draw:text-box>
            <text:p><text:span text:style-name="T10">CLEAR BIT 2 VAN BYTE 0xAA =&gt; 0xAA &amp; ~(0x1 &lt;&lt; 2) </text:span></text:p>
          </draw:text-box>
        </draw:frame>
        <draw:frame draw:style-name="gr4" draw:text-style-name="P20" draw:layer="layout" svg:width="5.111cm" svg:height="1.486cm" svg:x="20.291cm" svg:y="9.059cm">
          <draw:text-box>
            <text:p><text:span text:style-name="T20">BRON={7,3,5,1}</text:span></text:p>
          </draw:text-box>
        </draw:frame>
        <draw:custom-shape draw:style-name="gr8" draw:text-style-name="P22" draw:layer="layout" svg:width="12.795cm" svg:height="5.724cm" svg:x="8.245cm" svg:y="3.224cm">
          <text:p text:style-name="P7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7"><text:span text:style-name="T24"><text:s text:c="3"/></text:span><text:span text:style-name="T24">76543</text:span><text:span text:style-name="T25">2</text:span><text:span text:style-name="T24">10</text:span></text:p>
          <text:p text:style-name="P7"><text:span text:style-name="T14"><text:s text:c="3"/></text:span><text:span text:style-name="T13">--------</text:span></text:p>
          <text:p text:style-name="P7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</text:span><text:span text:style-name="T28">3</text:span><text:span text:style-name="T22">, <text:s/>1}</text:span></text:p>
          <text:p text:style-name="P7"><text:span text:style-name="T28"><text:s/></text:span><text:span text:style-name="T28">&amp; 11111</text:span><text:span text:style-name="T23">0</text:span><text:span text:style-name="T36">11</text:span><text:span text:style-name="T22"> <text:s text:c="2"/></text:span><text:span text:style-name="T42">&amp;</text:span><text:span text:style-name="T30"> </text:span><text:span text:style-name="T22">{7,6,5,4,3, <text:s/>1}</text:span></text:p>
          <text:p text:style-name="P7"><text:span text:style-name="T22"><text:s text:c="3"/></text:span><text:span text:style-name="T22">-------- <text:s text:c="4"/>–-------------- </text:span></text:p>
          <text:p text:style-name="P7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3, <text:s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9" draw:text-style-name="P20" draw:layer="layout" svg:width="7.62cm" svg:height="0.962cm" svg:x="3.286cm" svg:y="8.949cm">
          <draw:text-box>
            <text:p><text:span text:style-name="T20">MASKER={7,6,5,4,3,1,0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30" draw:text-style-name="P6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13cm" svg:height="1.058cm" svg:x="7.221cm" svg:y="6.031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8.158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9.095cm" svg:y="6.03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0.032cm" svg:y="6.035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13cm" svg:height="1.058cm" svg:x="10.969cm" svg:y="6.036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11.906cm" svg:y="6.03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712cm" svg:height="1.059cm" svg:x="12.844cm" svg:y="6.03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714cm" svg:height="1.057cm" svg:x="13.781cm" svg:y="6.04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2" draw:layer="layout" svg:width="0.713cm" svg:height="1.059cm" svg:x="7.221cm" svg:y="9.89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13cm" svg:height="1.059cm" svg:x="8.158cm" svg:y="9.89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2" draw:layer="layout" svg:width="0.713cm" svg:height="1.058cm" svg:x="9.095cm" svg:y="9.89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2" draw:layer="layout" svg:width="0.714cm" svg:height="1.059cm" svg:x="10.032cm" svg:y="9.89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2" draw:layer="layout" svg:width="0.713cm" svg:height="1.058cm" svg:x="10.969cm" svg:y="9.89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14" draw:layer="layout" svg:width="0.713cm" svg:height="1.058cm" svg:x="11.906cm" svg:y="9.897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712cm" svg:height="1.058cm" svg:x="12.844cm" svg:y="9.898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714cm" svg:height="1.057cm" svg:x="13.781cm" svg:y="9.899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0.713cm" svg:height="1.057cm" svg:x="7.221cm" svg:y="14.054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8.158cm" svg:y="14.056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713cm" svg:height="1.056cm" svg:x="9.095cm" svg:y="14.057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714cm" svg:height="1.058cm" svg:x="10.032cm" svg:y="14.05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6" draw:layer="layout" svg:width="0.713cm" svg:height="1.057cm" svg:x="11.906cm" svg:y="14.059cm">
          <text:p text:style-name="P10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714cm" svg:height="1.057cm" svg:x="13.781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2.497cm" svg:height="1.323cm" svg:x="2.489cm" svg:y="6.026cm">
          <draw:text-box>
            <text:p>BRON</text:p>
          </draw:text-box>
        </draw:frame>
        <draw:frame draw:style-name="gr50" draw:text-style-name="P5" draw:layer="layout" svg:width="3.416cm" svg:height="1.794cm" svg:x="2.395cm" svg:y="9.99cm">
          <draw:text-box>
            <text:p>MASKER</text:p>
          </draw:text-box>
        </draw:frame>
        <draw:frame draw:style-name="gr50" draw:text-style-name="P5" draw:layer="layout" svg:width="4.503cm" svg:height="1.794cm" svg:x="2.253cm" svg:y="14.048cm">
          <draw:text-box>
            <text:p>RESULTAAT</text:p>
          </draw:text-box>
        </draw:frame>
        <draw:custom-shape draw:style-name="gr52" draw:text-style-name="P6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4" draw:layer="layout" svg:width="0.713cm" svg:height="1.058cm" svg:x="16.64cm" svg:y="6.031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714cm" svg:height="1.058cm" svg:x="17.576cm" svg:y="6.03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4" draw:layer="layout" svg:width="0.714cm" svg:height="1.057cm" svg:x="18.514cm" svg:y="6.033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4" draw:layer="layout" svg:width="0.714cm" svg:height="1.059cm" svg:x="19.452cm" svg:y="6.034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4" draw:layer="layout" svg:width="0.713cm" svg:height="1.059cm" svg:x="20.389cm" svg:y="6.035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4" draw:layer="layout" svg:width="0.714cm" svg:height="1.059cm" svg:x="21.325cm" svg:y="6.036cm">
          <text:p text:style-name="P10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0.713cm" svg:height="1.059cm" svg:x="22.262cm" svg:y="6.037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4" draw:layer="layout" svg:width="0.714cm" svg:height="1.057cm" svg:x="23.199cm" svg:y="6.039cm">
          <text:p text:style-name="P10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2.027cm" svg:height="1.089cm" svg:x="19.034cm" svg:y="4.072cm">
          <draw:text-box>
            <text:p>0x1</text:p>
          </draw:text-box>
        </draw:frame>
        <draw:custom-shape draw:style-name="gr48" draw:text-style-name="P13" draw:layer="layout" svg:width="0.714cm" svg:height="1.057cm" svg:x="12.825cm" svg:y="14.062cm">
          <text:p text:style-name="P10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5" draw:text-style-name="P17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6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3" draw:text-style-name="P5" draw:layer="layout" svg:width="3.508cm" svg:height="1.138cm" svg:x="16.35cm" svg:y="9.868cm">
          <draw:text-box>
            <text:p>0x1 &lt;&lt; 2</text:p>
          </draw:text-box>
        </draw:frame>
        <draw:frame draw:style-name="gr82" draw:text-style-name="P5" draw:layer="layout" svg:width="1.745cm" svg:height="1.223cm" svg:x="10.678cm" svg:y="4.072cm">
          <draw:text-box>
            <text:p>0xA</text:p>
          </draw:text-box>
        </draw:frame>
        <draw:frame draw:style-name="gr50" draw:text-style-name="P5" draw:layer="layout" svg:width="2.968cm" svg:height="1.794cm" svg:x="24.837cm" svg:y="6.06cm">
          <draw:text-box>
            <text:p>BASIS</text:p>
          </draw:text-box>
        </draw:frame>
        <draw:custom-shape draw:style-name="gr46" draw:text-style-name="P13" draw:layer="layout" svg:width="0.714cm" svg:height="1.058cm" svg:x="10.933cm" svg:y="14.058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" draw:layer="layout" svg:width="5.478cm" svg:height="1.242cm" svg:x="12.937cm" svg:y="3.26cm">
          <draw:text-box>
            <text:p>XOR==TOGGLE</text:p>
          </draw:text-box>
        </draw:frame>
        <draw:frame draw:style-name="gr9" draw:text-style-name="P9" draw:layer="layout" svg:width="17.272cm" svg:height="1.673cm" svg:x="2.432cm" svg:y="1.895cm">
          <draw:text-box>
            <text:p><text:span text:style-name="T10">TOGGLE BIT 2 VAN BYTE 0xAA =&gt; 0xAA ^ (0x1 &lt;&lt; 2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2" draw:text-style-name="P2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9" draw:layer="layout" svg:width="1.523cm" svg:height="1.485cm" svg:x="19.18cm" svg:y="13.884cm">
          <draw:text-box>
            <text:p><text:span text:style-name="T19">5</text:span></text:p>
          </draw:text-box>
        </draw:frame>
        <draw:frame draw:style-name="gr65" draw:text-style-name="P20" draw:layer="layout" svg:width="6.56cm" svg:height="1.673cm" svg:x="3.83cm" svg:y="9.449cm">
          <draw:text-box>
            <text:p><text:span text:style-name="T20">MASKER={2}</text:span></text:p>
          </draw:text-box>
        </draw:frame>
        <draw:frame draw:style-name="gr66" draw:text-style-name="P19" draw:layer="layout" svg:width="1.524cm" svg:height="1.5cm" svg:x="18.545cm" svg:y="12.106cm">
          <draw:text-box>
            <text:p><text:span text:style-name="T19">1</text:span></text:p>
          </draw:text-box>
        </draw:frame>
        <draw:frame draw:style-name="gr99" draw:text-style-name="P21" draw:layer="layout" svg:width="1.521cm" svg:height="1.657cm" svg:x="8.338cm" svg:y="12.876cm">
          <draw:text-box>
            <text:p><text:span text:style-name="T21">2</text:span></text:p>
          </draw:text-box>
        </draw:frame>
        <draw:frame draw:style-name="gr6" draw:text-style-name="P19" draw:layer="layout" svg:width="1.524cm" svg:height="1.483cm" svg:x="20.731cm" svg:y="12.56cm">
          <draw:text-box>
            <text:p><text:span text:style-name="T19">7</text:span></text:p>
          </draw:text-box>
        </draw:frame>
        <draw:custom-shape draw:style-name="gr157" draw:text-style-name="P6" draw:layer="layout" svg:width="2.921cm" svg:height="4.115cm" svg:x="7.507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2.795cm" svg:height="5.724cm" svg:x="7.457cm" svg:y="3.151cm">
          <text:p text:style-name="P7"><text:span text:style-name="T22"><text:s text:c="3"/></text:span><text:span text:style-name="T23">XOR</text:span><text:span text:style-name="T22"> <text:s text:c="12"/></text:span><text:span text:style-name="T23">SYM. VERSCHIL</text:span></text:p>
          <text:p text:style-name="P7"><text:span text:style-name="T24"><text:s text:c="3"/></text:span><text:span text:style-name="T24">76543</text:span><text:span text:style-name="T25">2</text:span><text:span text:style-name="T24">10</text:span></text:p>
          <text:p text:style-name="P7"><text:span text:style-name="T14"><text:s text:c="3"/></text:span><text:span text:style-name="T13">--------</text:span></text:p>
          <text:p text:style-name="P7"><text:span text:style-name="T22"><text:s text:c="3"/></text:span><text:span text:style-name="T36">10101</text:span><text:span text:style-name="T41">0</text:span><text:span text:style-name="T36">10</text:span><text:span text:style-name="T22"> <text:s text:c="7"/>{7,5,</text:span><text:span text:style-name="T28">3</text:span><text:span text:style-name="T22">, <text:s/>1}</text:span></text:p>
          <text:p text:style-name="P7"><text:span text:style-name="T28"><text:s/></text:span><text:span text:style-name="T28">| </text:span><text:span text:style-name="T36">00000</text:span><text:span text:style-name="T29">1</text:span><text:span text:style-name="T36">00</text:span><text:span text:style-name="T22"> <text:s text:c="5"/></text:span><text:span text:style-name="T44">⊕ </text:span><text:span text:style-name="T22">{ <text:s text:c="5"/></text:span><text:span text:style-name="T23">2 </text:span><text:span text:style-name="T22"><text:s/>}</text:span></text:p>
          <text:p text:style-name="P7"><text:span text:style-name="T22"><text:s text:c="3"/></text:span><text:span text:style-name="T22">-------- <text:s text:c="7"/>----------- </text:span></text:p>
          <text:p text:style-name="P7"><text:span text:style-name="T22"><text:s text:c="3"/></text:span><text:span text:style-name="T36">10101</text:span><text:span text:style-name="T29">1</text:span><text:span text:style-name="T36">10</text:span><text:span text:style-name="T22"> <text:s text:c="7"/>{7,5,</text:span><text:span text:style-name="T28">3</text:span><text:span text:style-name="T22">,</text:span><text:span text:style-name="T23">2</text:span><text:span text:style-name="T22">,1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9" draw:layer="layout" svg:width="1.521cm" svg:height="1.657cm" svg:x="17.539cm" svg:y="12.777cm">
          <draw:text-box>
            <text:p><text:span text:style-name="T19">3</text:span></text:p>
          </draw:text-box>
        </draw:frame>
        <draw:custom-shape draw:style-name="gr158" draw:text-style-name="P6" draw:layer="layout" svg:width="4.421cm" svg:height="4.115cm" svg:x="17.407cm" svg:y="11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3.065cm" svg:y1="8.866cm" svg:x2="10.105cm" svg:y2="11.977cm">
          <text:p/>
        </draw:line>
        <draw:line draw:style-name="gr22" draw:text-style-name="P6" draw:layer="layout" svg:x1="15.478cm" svg:y1="9.628cm" svg:x2="10.105cm" svg:y2="11.978cm">
          <text:p/>
        </draw:line>
        <draw:frame draw:style-name="gr9" draw:text-style-name="P9" draw:layer="layout" svg:width="17.272cm" svg:height="1.673cm" svg:x="2.432cm" svg:y="1.896cm">
          <draw:text-box>
            <text:p><text:span text:style-name="T10">TOGGLE BIT 3 VAN BYTE 0xAA =&gt; 0xAA ^ (0x1 &lt;&lt; 2) </text:span></text:p>
          </draw:text-box>
        </draw:frame>
        <draw:frame draw:style-name="gr4" draw:text-style-name="P20" draw:layer="layout" svg:width="5.111cm" svg:height="1.486cm" svg:x="20.292cm" svg:y="9.059cm">
          <draw:text-box>
            <text:p><text:span text:style-name="T20">BRON={7,3,5,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9-02-07T13:19:34.288669788</dc:date>
    <meta:editing-duration>P6DT2H41M41S</meta:editing-duration>
    <meta:editing-cycles>94</meta:editing-cycles>
    <meta:generator>LibreOffice/5.1.6.2$Linux_X86_64 LibreOffice_project/10m0$Build-2</meta:generator>
    <meta:document-statistic meta:object-count="551"/>
  </office:meta>
</office:document-meta>
</file>